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Bookman Old Style" svg:font-family="'Bookman Old Style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2" style:family="table-column">
      <style:table-column-properties fo:break-before="auto" style:column-width="22.37mm"/>
    </style:style>
    <style:style style:name="co6" style:family="table-column">
      <style:table-column-properties fo:break-before="auto" style:column-width="2.24mm"/>
    </style:style>
    <style:style style:name="co7" style:family="table-column">
      <style:table-column-properties fo:break-before="auto" style:column-width="126.14mm"/>
    </style:style>
    <style:style style:name="co8" style:family="table-column">
      <style:table-column-properties fo:break-before="auto" style:column-width="3.07mm"/>
    </style:style>
    <style:style style:name="co9" style:family="table-column">
      <style:table-column-properties fo:break-before="auto" style:column-width="10.9mm"/>
    </style:style>
    <style:style style:name="co10" style:family="table-column">
      <style:table-column-properties fo:break-before="auto" style:column-width="31.33mm"/>
    </style:style>
    <style:style style:name="co11" style:family="table-column">
      <style:table-column-properties fo:break-before="auto" style:column-width="13.14mm"/>
    </style:style>
    <style:style style:name="co12" style:family="table-column">
      <style:table-column-properties fo:break-before="auto" style:column-width="26.85mm"/>
    </style:style>
    <style:style style:name="co13" style:family="table-column">
      <style:table-column-properties fo:break-before="auto" style:column-width="23.5mm"/>
    </style:style>
    <style:style style:name="co14" style:family="table-column">
      <style:table-column-properties fo:break-before="auto" style:column-width="25.17mm"/>
    </style:style>
    <style:style style:name="ro4" style:family="table-row">
      <style:table-row-properties style:row-height="4.5mm" fo:break-before="auto" style:use-optimal-row-height="false"/>
    </style:style>
    <style:style style:name="ro5" style:family="table-row">
      <style:table-row-properties style:row-height="13.49mm" fo:break-before="auto" style:use-optimal-row-height="false"/>
    </style:style>
    <style:style style:name="ro6" style:family="table-row">
      <style:table-row-properties style:row-height="9mm" fo:break-before="auto" style:use-optimal-row-height="false"/>
    </style:style>
    <style:style style:name="ro7" style:family="table-row">
      <style:table-row-properties style:row-height="4.76mm" fo:break-before="auto" style:use-optimal-row-height="false"/>
    </style:style>
    <style:style style:name="ro8" style:family="table-row">
      <style:table-row-properties style:row-height="13.76mm" fo:break-before="auto" style:use-optimal-row-height="false"/>
    </style:style>
    <style:style style:name="ro9" style:family="table-row">
      <style:table-row-properties style:row-height="5.29mm" fo:break-before="auto" style:use-optimal-row-height="false"/>
    </style:style>
    <style:style style:name="ro10" style:family="table-row">
      <style:table-row-properties style:row-height="5.56mm" fo:break-before="auto" style:use-optimal-row-height="false"/>
    </style:style>
    <style:style style:name="ro11" style:family="table-row">
      <style:table-row-properties style:row-height="4.23mm" fo:break-before="auto" style:use-optimal-row-height="false"/>
    </style:style>
    <style:style style:name="ta2" style:family="table" style:master-page-name="PageStyle_5f_Hoja2">
      <style:table-properties table:display="true" style:writing-mode="lr-tb"/>
    </style:style>
    <style:style style:name="ta3" style:family="table" style:master-page-name="PageStyle_5f_Hoja3">
      <style:table-properties table:display="true" style:writing-mode="lr-tb"/>
    </style:style>
    <style:style style:name="ta4" style:family="table" style:master-page-name="PageStyle_5f_Informe_20_de_20_compatibilidad">
      <style:table-properties table:display="true" style:writing-mode="lr-tb"/>
    </style:style>
    <style:style style:name="ta5" style:family="table" style:master-page-name="PageStyle_5f_Hoja1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18" style:family="table-cell" style:parent-style-name="Default">
      <style:table-cell-properties fo:padding="0.71mm"/>
      <style:text-properties style:text-position=""/>
    </style:style>
    <style:style style:name="ce119" style:family="table-cell" style:parent-style-name="Default" style:data-style-name="N109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0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text-position=""/>
    </style:style>
    <style:style style:name="ce121" style:family="table-cell" style:parent-style-name="Default" style:data-style-name="N109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text-position=""/>
    </style:style>
    <style:style style:name="ce122" style:family="table-cell" style:parent-style-name="Default" style:data-style-name="N109">
      <style:table-cell-properties style:glyph-orientation-vertical="0" fo:border-bottom="1.76pt solid #000000" style:diagonal-bl-tr="none" style:diagonal-tl-br="none" style:text-align-source="value-type" style:repeat-content="false" fo:wrap-option="wrap" fo:border-left="1.76pt solid #000000" style:direction="ltr" fo:padding="0.71mm" fo:border-right="none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text-position=""/>
    </style:style>
    <style:style style:name="ce123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4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text-position=""/>
    </style:style>
    <style:style style:name="ce125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6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text-position=""/>
    </style:style>
    <style:style style:name="ce12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1.76pt solid #000000" style:vertical-align="top" loext:vertical-justify="auto"/>
      <style:paragraph-properties fo:text-align="center" css3t:text-justify="auto" fo:margin-left="0mm" style:writing-mode="page"/>
      <style:text-properties style:text-position=""/>
    </style:style>
    <style:style style:name="ce128" style:family="table-cell" style:parent-style-name="Default" style:data-style-name="N109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1.76pt solid #000000" style:vertical-align="top" loext:vertical-justify="auto"/>
      <style:paragraph-properties fo:text-align="center" css3t:text-justify="auto" fo:margin-left="0mm" style:writing-mode="page"/>
      <style:text-properties style:text-position=""/>
    </style:style>
    <style:style style:name="ce13" style:family="table-cell" style:parent-style-name="Default">
      <style:table-cell-properties style:glyph-orientation-vertical="0" fo:background-color="#ffffff" style:text-align-source="value-type" style:repeat-content="false" fo:wrap-option="no-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style:glyph-orientation-vertical="0" fo:background-color="#ffffff" style:text-align-source="value-type" style:repeat-content="false" fo:wrap-option="no-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" style:family="table-cell" style:parent-style-name="Default">
      <style:table-cell-properties style:glyph-orientation-vertical="0" fo:background-color="#ffffff" style:text-align-source="value-type" style:repeat-content="false" fo:wrap-option="no-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16" style:family="table-cell" style:parent-style-name="Default">
      <style:table-cell-properties style:glyph-orientation-vertical="0" fo:background-color="#ffffff" style:text-align-source="value-type" style:repeat-content="false" fo:wrap-option="no-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</style:style>
    <style:style style:name="ce17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1.76pt solid #3c3c3c" style:direction="ltr" fo:padding="0.71mm" fo:border-right="none" style:rotation-angle="0" style:rotation-align="none" style:shrink-to-fit="false" fo:border-top="1.76pt solid #3c3c3c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8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1.76pt solid #3c3c3c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9" style:family="table-cell" style:parent-style-name="Default">
      <style:table-cell-properties style:glyph-orientation-vertical="0" fo:border-bottom="1.76pt solid #3c3c3c" fo:background-color="#ffffff" style:diagonal-bl-tr="none" style:diagonal-tl-br="none" style:text-align-source="value-type" style:repeat-content="false" fo:wrap-option="no-wrap" fo:border-left="1.76pt solid #3c3c3c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1.76pt solid #3c3c3c" style:direction="ltr" fo:padding="0.71mm" fo:border-right="none" style:rotation-angle="0" style:rotation-align="none" style:shrink-to-fit="false" fo:border-top="1.76pt solid #3c3c3c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1.76pt solid #3c3c3c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2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1.76pt solid #3c3c3c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0.74pt solid #3c3c3c" fo:background-color="#ffffff" style:diagonal-bl-tr="none" style:diagonal-tl-br="none" style:text-align-source="value-type" style:repeat-content="false" fo:wrap-option="no-wrap" fo:border-left="1.76pt solid #3c3c3c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0.74pt solid #3c3c3c" fo:background-color="#ffffff" style:diagonal-bl-tr="none" style:diagonal-tl-br="none" style:text-align-source="value-type" style:repeat-content="false" fo:wrap-option="no-wrap" fo:border-left="1.76pt solid #3c3c3c" style:direction="ltr" fo:padding="0.71mm" fo:border-right="none" style:rotation-angle="0" style:rotation-align="none" style:shrink-to-fit="false" fo:border-top="0.74pt solid #3c3c3c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1.76pt solid #3c3c3c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1.76pt solid #3c3c3c" fo:background-color="#ffffff" style:diagonal-bl-tr="none" style:diagonal-tl-br="none" style:text-align-source="value-type" style:repeat-content="false" fo:wrap-option="no-wrap" fo:border-left="1.76pt solid #3c3c3c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wrap" fo:border-left="1.76pt solid #3c3c3c" style:direction="ltr" fo:padding="0.71mm" fo:border-right="1.76pt solid #3c3c3c" style:rotation-angle="0" style:rotation-align="none" style:shrink-to-fit="false" fo:border-top="1.76pt solid #3c3c3c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8pt" fo:font-style="normal" fo:text-shadow="none" style:text-underline-style="solid" style:text-underline-width="auto" style:text-underline-color="font-color" fo:font-weight="bold" style:font-size-asian="8pt" style:font-style-asian="normal" style:font-weight-asian="bold" style:font-size-complex="8pt" style:font-style-complex="normal" style:font-weight-complex="bold"/>
    </style:style>
    <style:style style:name="ce28" style:family="table-cell" style:parent-style-name="Default">
      <style:table-cell-properties style:glyph-orientation-vertical="0" fo:border-bottom="1.76pt solid #3c3c3c" fo:background-color="#ffffff" style:diagonal-bl-tr="none" style:diagonal-tl-br="none" style:text-align-source="value-type" style:repeat-content="false" fo:wrap-option="no-wrap" fo:border-left="1.76pt solid #3c3c3c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8pt" fo:font-style="normal" fo:text-shadow="none" style:text-underline-style="solid" style:text-underline-width="auto" style:text-underline-color="font-color" fo:font-weight="bold" style:font-size-asian="8pt" style:font-style-asian="normal" style:font-weight-asian="bold" style:font-size-complex="8pt" style:font-style-complex="normal" style:font-weight-complex="bold"/>
    </style:style>
    <style:style style:name="ce29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1.76pt solid #3c3c3c" style:direction="ltr" fo:padding="0.71mm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1.76pt solid #3c3c3c" fo:background-color="#ffffff" style:diagonal-bl-tr="none" style:diagonal-tl-br="none" style:text-align-source="value-type" style:repeat-content="false" fo:wrap-option="no-wrap" fo:border-left="1.76pt solid #3c3c3c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fo:background-color="#ffffff" style:text-align-source="value-type" style:repeat-content="false" fo:wrap-option="no-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0.74pt solid #3c3c3c" fo:background-color="#ffff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3c3c3c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0.74pt solid #3c3c3c" fo:background-color="#ffff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3c3c3c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1.76pt solid #3c3c3c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3c3c3c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5" style:family="table-cell" style:parent-style-name="Default">
      <style:table-cell-properties style:glyph-orientation-vertical="0" fo:background-color="#ffffff" style:text-align-source="value-type" style:repeat-content="false" fo:wrap-option="no-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1.76pt solid #3c3c3c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7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8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0.74pt dotted #3c3c3c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0" style:family="table-cell" style:parent-style-name="Default">
      <style:table-cell-properties style:glyph-orientation-vertical="0" fo:border-bottom="0.74pt solid #3c3c3c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1" style:family="table-cell" style:parent-style-name="Default">
      <style:table-cell-properties style:glyph-orientation-vertical="0" fo:border-bottom="0.74pt solid #3c3c3c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3c3c3c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2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0.74pt dotted #3c3c3c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4" style:family="table-cell" style:parent-style-name="Default" style:data-style-name="N111">
      <style:table-cell-properties style:glyph-orientation-vertical="0" fo:border-bottom="0.74pt dotted #3c3c3c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5" style:family="table-cell" style:parent-style-name="Default">
      <style:table-cell-properties style:glyph-orientation-vertical="0" fo:border-bottom="1.76pt solid #3c3c3c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6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1.76pt solid #3c3c3c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8pt" fo:font-style="normal" fo:text-shadow="none" style:text-underline-style="solid" style:text-underline-width="auto" style:text-underline-color="font-color" fo:font-weight="bold" style:font-size-asian="8pt" style:font-style-asian="normal" style:font-weight-asian="bold" style:font-size-complex="8pt" style:font-style-complex="normal" style:font-weight-complex="bold"/>
    </style:style>
    <style:style style:name="ce47" style:family="table-cell" style:parent-style-name="Default">
      <style:table-cell-properties style:glyph-orientation-vertical="0" fo:border-bottom="1.76pt solid #3c3c3c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solid" style:text-underline-width="auto" style:text-underline-color="font-color" fo:font-weight="bold" style:font-size-asian="9pt" style:font-style-asian="normal" style:font-weight-asian="bold" style:font-size-complex="9pt" style:font-style-complex="normal" style:font-weight-complex="bold"/>
    </style:style>
    <style:style style:name="ce48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9" style:family="table-cell" style:parent-style-name="Default">
      <style:table-cell-properties style:glyph-orientation-vertical="0" fo:border-bottom="1.76pt solid #3c3c3c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0" style:family="table-cell" style:parent-style-name="Default">
      <style:table-cell-properties style:glyph-orientation-vertical="0" fo:background-color="#ffffff" style:text-align-source="value-type" style:repeat-content="false" fo:wrap-option="no-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1" style:family="table-cell" style:parent-style-name="Default">
      <style:table-cell-properties style:glyph-orientation-vertical="0" fo:border-bottom="0.74pt solid #3c3c3c" fo:background-color="#ffff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3c3c3c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2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3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Default">
      <style:table-cell-properties style:glyph-orientation-vertical="0" fo:border-bottom="0.74pt dotted #3c3c3c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5" style:family="table-cell" style:parent-style-name="Default">
      <style:table-cell-properties style:glyph-orientation-vertical="0" fo:border-bottom="0.74pt dotted #3c3c3c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3c3c3c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Default">
      <style:table-cell-properties style:glyph-orientation-vertical="0" fo:border-bottom="0.74pt dotted #3c3c3c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dotted #3c3c3c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7" style:family="table-cell" style:parent-style-name="Default">
      <style:table-cell-properties style:glyph-orientation-vertical="0" fo:border-bottom="0.74pt solid #3c3c3c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8" style:family="table-cell" style:parent-style-name="Default" style:data-style-name="N109">
      <style:table-cell-properties style:glyph-orientation-vertical="0" fo:border-bottom="0.06pt solid #3c3c3c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9" style:family="table-cell" style:parent-style-name="Default" style:data-style-name="N109">
      <style:table-cell-properties style:glyph-orientation-vertical="0" fo:border-bottom="0.06pt solid #3c3c3c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06pt solid #3c3c3c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0" style:family="table-cell" style:parent-style-name="Default">
      <style:table-cell-properties style:glyph-orientation-vertical="0" fo:border-bottom="0.74pt dotted #3c3c3c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61" style:family="table-cell" style:parent-style-name="Default">
      <style:table-cell-properties style:glyph-orientation-vertical="0" fo:border-bottom="1.76pt solid #3c3c3c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2" style:family="table-cell" style:parent-style-name="Default">
      <style:table-cell-properties style:glyph-orientation-vertical="0" fo:border-bottom="0.74pt dotted #3c3c3c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dotted #3c3c3c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3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64" style:family="table-cell" style:parent-style-name="Default">
      <style:table-cell-properties style:glyph-orientation-vertical="0" fo:border-bottom="1.76pt solid #3c3c3c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5" style:family="table-cell" style:parent-style-name="Default">
      <style:table-cell-properties style:glyph-orientation-vertical="0" fo:border-bottom="0.06pt solid #3c3c3c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6" style:family="table-cell" style:parent-style-name="Default">
      <style:table-cell-properties style:glyph-orientation-vertical="0" fo:border-bottom="0.06pt solid #3c3c3c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06pt solid #3c3c3c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7" style:family="table-cell" style:parent-style-name="Default" style:data-style-name="N109">
      <style:table-cell-properties style:glyph-orientation-vertical="0" fo:border-bottom="0.06pt solid #3c3c3c" fo:background-color="#ffff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06pt solid #3c3c3c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8" style:family="table-cell" style:parent-style-name="Default" style:data-style-name="N109">
      <style:table-cell-properties style:glyph-orientation-vertical="0" fo:border-bottom="0.74pt solid #3c3c3c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9" style:family="table-cell" style:parent-style-name="Default" style:data-style-name="N109">
      <style:table-cell-properties style:glyph-orientation-vertical="0" fo:border-bottom="0.74pt solid #3c3c3c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3c3c3c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0" style:family="table-cell" style:parent-style-name="Default" style:data-style-name="N109">
      <style:table-cell-properties style:glyph-orientation-vertical="0" fo:border-bottom="0.74pt solid #3c3c3c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3c3c3c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71" style:family="table-cell" style:parent-style-name="Default" style:data-style-name="N109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2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1.76pt solid #3c3c3c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73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74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75" style:family="table-cell" style:parent-style-name="Default">
      <style:table-cell-properties style:glyph-orientation-vertical="0" fo:border-bottom="1.76pt solid #3c3c3c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76" style:family="table-cell" style:parent-style-name="Default">
      <style:table-cell-properties style:glyph-orientation-vertical="0" fo:border-bottom="0.74pt dotted #3c3c3c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7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8" style:family="table-cell" style:parent-style-name="Default" style:data-style-name="N11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9" style:family="table-cell" style:parent-style-name="Default" style:data-style-name="N11">
      <style:table-cell-properties style:glyph-orientation-vertical="0" fo:border-bottom="0.74pt solid #3c3c3c" fo:background-color="#ffff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0" style:family="table-cell" style:parent-style-name="Excel_5f_BuiltIn_5f_Percent">
      <style:table-cell-properties style:glyph-orientation-vertical="0" fo:border-bottom="0.74pt dotted #3c3c3c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3c3c3c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1" style:family="table-cell" style:parent-style-name="Default" style:data-style-name="N109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2" style:family="table-cell" style:parent-style-name="Default" style:data-style-name="N109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8pt" fo:font-style="normal" fo:text-shadow="none" style:text-underline-style="solid" style:text-underline-width="auto" style:text-underline-color="font-color" fo:font-weight="bold" style:font-size-asian="8pt" style:font-style-asian="normal" style:font-weight-asian="bold" style:font-size-complex="8pt" style:font-style-complex="normal" style:font-weight-complex="bold"/>
    </style:style>
    <style:style style:name="ce83" style:family="table-cell" style:parent-style-name="Default" style:data-style-name="N109">
      <style:table-cell-properties style:glyph-orientation-vertical="0" fo:border-bottom="0.74pt solid #3c3c3c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84" style:family="table-cell" style:parent-style-name="Default">
      <style:table-cell-properties style:glyph-orientation-vertical="0" fo:border-bottom="0.74pt solid #3c3c3c" fo:background-color="#ffffff" style:diagonal-bl-tr="none" style:diagonal-tl-br="none" style:text-align-source="fix" style:repeat-content="false" fo:wrap-option="no-wrap" fo:border-left="none" style:direction="ltr" fo:padding="0.71mm" fo:border-right="1.76pt solid #3c3c3c" style:rotation-angle="0" style:rotation-align="none" style:shrink-to-fit="false" fo:border-top="1.76pt solid #3c3c3c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5" style:family="table-cell" style:parent-style-name="Default">
      <style:table-cell-properties style:glyph-orientation-vertical="0" fo:border-bottom="0.74pt solid #3c3c3c" fo:background-color="#ffffff" style:diagonal-bl-tr="none" style:diagonal-tl-br="none" style:text-align-source="fix" style:repeat-content="false" fo:wrap-option="no-wrap" fo:border-left="none" style:direction="ltr" fo:padding="0.71mm" fo:border-right="1.76pt solid #3c3c3c" style:rotation-angle="0" style:rotation-align="none" style:shrink-to-fit="false" fo:border-top="0.74pt solid #3c3c3c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6" style:family="table-cell" style:parent-style-name="Default">
      <style:table-cell-properties style:glyph-orientation-vertical="0" fo:border-bottom="1.76pt solid #3c3c3c" fo:background-color="#ffff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7" style:family="table-cell" style:parent-style-name="Default">
      <style:table-cell-properties style:glyph-orientation-vertical="0" fo:border-bottom="0.74pt dotted #3c3c3c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88" style:family="table-cell" style:parent-style-name="Default">
      <style:table-cell-properties style:glyph-orientation-vertical="0" fo:border-bottom="0.74pt dotted #3c3c3c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dotted #3c3c3c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9" style:family="table-cell" style:parent-style-name="Default" style:data-style-name="N11">
      <style:table-cell-properties style:glyph-orientation-vertical="0" fo:border-bottom="0.06pt solid #3c3c3c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90" style:family="table-cell" style:parent-style-name="Default" style:data-style-name="N11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91" style:family="table-cell" style:parent-style-name="Default" style:data-style-name="N11">
      <style:table-cell-properties style:glyph-orientation-vertical="0" fo:border-bottom="0.06pt solid #3c3c3c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06pt solid #3c3c3c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92" style:family="table-cell" style:parent-style-name="Default">
      <style:table-cell-properties style:glyph-orientation-vertical="0" fo:border-bottom="1.76pt solid #3c3c3c" fo:background-color="#ffff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3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3c3c3c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4" style:family="table-cell" style:parent-style-name="Default" style:data-style-name="N109">
      <style:table-cell-properties style:glyph-orientation-vertical="0" fo:border-bottom="0.74pt solid #3c3c3c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5" style:family="table-cell" style:parent-style-name="Default" style:data-style-name="N109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6" style:family="table-cell" style:parent-style-name="Default" style:data-style-name="N109">
      <style:table-cell-properties style:glyph-orientation-vertical="0" fo:border-bottom="0.74pt solid #3c3c3c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3c3c3c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7" style:family="table-cell" style:parent-style-name="Default" style:data-style-name="N109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3c3c3c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8" style:family="table-cell" style:parent-style-name="Default" style:data-style-name="N109">
      <style:table-cell-properties style:glyph-orientation-vertical="0" fo:border-bottom="0.74pt solid #3c3c3c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3c3c3c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99" style:family="table-cell" style:parent-style-name="Default" style:data-style-name="N109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0" style:family="table-cell" style:parent-style-name="Default" style:data-style-name="N109">
      <style:table-cell-properties style:glyph-orientation-vertical="0" fo:border-bottom="0.74pt solid #3c3c3c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01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71mm" fo:border-right="1.76pt solid #3c3c3c" style:rotation-angle="0" style:rotation-align="none" style:shrink-to-fit="false" fo:border-top="none" style:vertical-align="top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2" style:family="table-cell" style:parent-style-name="Default">
      <style:table-cell-properties style:glyph-orientation-vertical="0" fo:border-bottom="0.06pt solid #3c3c3c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3" style:family="table-cell" style:parent-style-name="Default" style:data-style-name="N109">
      <style:table-cell-properties style:glyph-orientation-vertical="0" fo:border-bottom="0.06pt solid #3c3c3c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06pt solid #3c3c3c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04" style:family="table-cell" style:parent-style-name="Default" style:data-style-name="N109">
      <style:table-cell-properties style:glyph-orientation-vertical="0" fo:border-bottom="0.06pt solid #3c3c3c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05" style:family="table-cell" style:parent-style-name="Default" style:data-style-name="N109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06" style:family="table-cell" style:parent-style-name="Default">
      <style:table-cell-properties style:glyph-orientation-vertical="0" fo:border-bottom="1.76pt solid #3c3c3c" fo:background-color="#ffffff" style:diagonal-bl-tr="none" style:diagonal-tl-br="none" style:text-align-source="value-type" style:repeat-content="false" fo:wrap-option="no-wrap" fo:border-left="none" style:direction="ltr" fo:padding="0.71mm" fo:border-right="1.76pt solid #3c3c3c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7" style:family="table-cell" style:parent-style-name="Default">
      <style:table-cell-properties style:glyph-orientation-vertical="0" fo:border-bottom="0.74pt solid #3c3c3c" fo:background-color="#ffffff" style:diagonal-bl-tr="none" style:diagonal-tl-br="none" style:text-align-source="fix" style:repeat-content="false" fo:wrap-option="no-wrap" fo:border-left="none" style:direction="ltr" fo:padding="0.71mm" fo:border-right="1.76pt solid #3c3c3c" style:rotation-angle="0" style:rotation-align="none" style:shrink-to-fit="false" fo:border-top="1.76pt solid #3c3c3c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8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71mm" fo:border-right="1.76pt solid #3c3c3c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09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71mm" fo:border-right="1.76pt solid #3c3c3c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10" style:family="table-cell" style:parent-style-name="Default" style:data-style-name="N109">
      <style:table-cell-properties style:glyph-orientation-vertical="0" fo:border-bottom="1.76pt solid #3c3c3c" fo:background-color="#ffffff" style:diagonal-bl-tr="none" style:diagonal-tl-br="none" style:text-align-source="value-type" style:repeat-content="false" fo:wrap-option="no-wrap" fo:border-left="none" style:direction="ltr" fo:padding="0.71mm" fo:border-right="1.76pt solid #3c3c3c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11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71mm" fo:border-right="1.76pt solid #3c3c3c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12" style:family="table-cell" style:parent-style-name="Default" style:data-style-name="N109">
      <style:table-cell-properties style:glyph-orientation-vertical="0" fo:border-bottom="1.76pt solid #3c3c3c" fo:background-color="#ffffff" style:diagonal-bl-tr="none" style:diagonal-tl-br="none" style:text-align-source="value-type" style:repeat-content="false" fo:wrap-option="no-wrap" fo:border-left="none" style:direction="ltr" fo:padding="0.71mm" fo:border-right="1.76pt solid #3c3c3c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13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71mm" fo:border-right="1.76pt solid #3c3c3c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4" style:family="table-cell" style:parent-style-name="Default">
      <style:table-cell-properties style:glyph-orientation-vertical="0" fo:border-bottom="1.76pt solid #3c3c3c" fo:background-color="#ffffff" style:diagonal-bl-tr="none" style:diagonal-tl-br="none" style:text-align-source="value-type" style:repeat-content="false" fo:wrap-option="no-wrap" fo:border-left="none" style:direction="ltr" fo:padding="0.71mm" fo:border-right="1.76pt solid #3c3c3c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15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wrap" fo:border-left="none" style:direction="ltr" fo:padding="0.71mm" fo:border-right="1.76pt solid #3c3c3c" style:rotation-angle="0" style:rotation-align="none" style:shrink-to-fit="false" fo:border-top="1.76pt solid #3c3c3c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8pt" fo:font-style="normal" fo:text-shadow="none" style:text-underline-style="solid" style:text-underline-width="auto" style:text-underline-color="font-color" fo:font-weight="bold" style:font-size-asian="8pt" style:font-style-asian="normal" style:font-weight-asian="bold" style:font-size-complex="8pt" style:font-style-complex="normal" style:font-weight-complex="bold"/>
    </style:style>
    <style:style style:name="ce116" style:family="table-cell" style:parent-style-name="Default">
      <style:table-cell-properties style:glyph-orientation-vertical="0" fo:border-bottom="1.76pt solid #3c3c3c" fo:background-color="#ffffff" style:diagonal-bl-tr="none" style:diagonal-tl-br="none" style:text-align-source="value-type" style:repeat-content="false" fo:wrap-option="no-wrap" fo:border-left="none" style:direction="ltr" fo:padding="0.71mm" fo:border-right="1.76pt solid #3c3c3c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solid" style:text-underline-width="auto" style:text-underline-color="font-color" fo:font-weight="bold" style:font-size-asian="9pt" style:font-style-asian="normal" style:font-weight-asian="bold" style:font-size-complex="9pt" style:font-style-complex="normal" style:font-weight-complex="bold"/>
    </style:style>
    <style:style style:name="ce117" style:family="table-cell" style:parent-style-name="Default" style:data-style-name="N109">
      <style:table-cell-properties style:glyph-orientation-vertical="0" fo:border-bottom="0.74pt solid #3c3c3c" fo:background-color="#ffffff" style:diagonal-bl-tr="none" style:diagonal-tl-br="none" style:text-align-source="value-type" style:repeat-content="false" fo:wrap-option="no-wrap" fo:border-left="none" style:direction="ltr" fo:padding="0.71mm" fo:border-right="1.76pt solid #3c3c3c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30" style:family="table-cell" style:parent-style-name="Default" style:data-style-name="N109">
      <style:table-cell-properties style:glyph-orientation-vertical="0" fo:border-bottom="0.74pt solid #3c3c3c" fo:background-color="#ffffff" style:diagonal-bl-tr="none" style:diagonal-tl-br="none" style:text-align-source="value-type" style:repeat-content="false" fo:wrap-option="no-wrap" fo:border-left="none" style:direction="ltr" fo:padding="0.71mm" fo:border-right="1.76pt solid #3c3c3c" style:rotation-angle="0" style:rotation-align="none" style:shrink-to-fit="false" fo:border-top="0.74pt solid #3c3c3c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31" style:family="table-cell" style:parent-style-name="Default" style:data-style-name="N109">
      <style:table-cell-properties style:glyph-orientation-vertical="0" fo:border-bottom="1.76pt solid #3c3c3c" fo:background-color="#ffffff" style:diagonal-bl-tr="none" style:diagonal-tl-br="none" style:text-align-source="value-type" style:repeat-content="false" fo:wrap-option="no-wrap" fo:border-left="none" style:direction="ltr" fo:padding="0.71mm" fo:border-right="1.76pt solid #3c3c3c" style:rotation-angle="0" style:rotation-align="none" style:shrink-to-fit="false" fo:border-top="0.74pt solid #3c3c3c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32" style:family="table-cell" style:parent-style-name="Default">
      <style:table-cell-properties style:glyph-orientation-vertical="0" fo:border-bottom="1.76pt solid #3c3c3c" fo:background-color="#ffffff" style:diagonal-bl-tr="none" style:diagonal-tl-br="none" style:text-align-source="value-type" style:repeat-content="false" fo:wrap-option="no-wrap" fo:border-left="none" style:direction="ltr" fo:padding="0.71mm" fo:border-right="1.76pt solid #3c3c3c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33" style:family="table-cell" style:parent-style-name="Default">
      <style:table-cell-properties style:glyph-orientation-vertical="0" fo:background-color="#ffffff" style:text-align-source="value-type" style:repeat-content="false" fo:wrap-option="no-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34" style:family="table-cell" style:parent-style-name="Default">
      <style:table-cell-properties style:glyph-orientation-vertical="0" fo:background-color="#ffffff" style:text-align-source="value-type" style:repeat-content="false" fo:wrap-option="no-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8pt" fo:font-style="normal" fo:text-shadow="none" style:text-underline-style="solid" style:text-underline-width="auto" style:text-underline-color="font-color" fo:font-weight="bold" style:font-size-asian="8pt" style:font-style-asian="normal" style:font-weight-asian="bold" style:font-size-complex="8pt" style:font-style-complex="normal" style:font-weight-complex="bold"/>
    </style:style>
    <style:style style:name="ce135" style:family="table-cell" style:parent-style-name="Default">
      <style:table-cell-properties style:glyph-orientation-vertical="0" fo:background-color="#ffffff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6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fo:color="#ff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7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8" style:family="table-cell" style:parent-style-name="Default" style:data-style-name="N4">
      <style:table-cell-properties style:glyph-orientation-vertical="0" fo:background-color="#ffffff" style:text-align-source="value-type" style:repeat-content="false" fo:wrap-option="no-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9" style:family="table-cell" style:parent-style-name="Default" style:data-style-name="N4">
      <style:table-cell-properties style:glyph-orientation-vertical="0" fo:background-color="#ffffff" style:text-align-source="value-type" style:repeat-content="false" fo:wrap-option="no-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ce140" style:family="table-cell" style:parent-style-name="Default" style:data-style-name="N4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fo:color="#ff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1" style:family="table-cell" style:parent-style-name="Default">
      <style:table-cell-properties style:glyph-orientation-vertical="0" fo:background-color="#ffffff" style:text-align-source="value-type" style:repeat-content="false" fo:wrap-option="no-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ce142" style:family="table-cell" style:parent-style-name="Default">
      <style:table-cell-properties fo:padding="0.71mm"/>
    </style:style>
    <style:style style:name="ce143" style:family="table-cell" style:parent-style-name="Default" style:data-style-name="N109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4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</style:style>
    <style:style style:name="ce145" style:family="table-cell" style:parent-style-name="Default" style:data-style-name="N109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</style:style>
    <style:style style:name="ce146" style:family="table-cell" style:parent-style-name="Default" style:data-style-name="N109">
      <style:table-cell-properties style:glyph-orientation-vertical="0" fo:border-bottom="1.76pt solid #000000" style:diagonal-bl-tr="none" style:diagonal-tl-br="none" style:text-align-source="value-type" style:repeat-content="false" fo:wrap-option="wrap" fo:border-left="1.76pt solid #000000" style:direction="ltr" fo:padding="0.71mm" fo:border-right="none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</style:style>
    <style:style style:name="ce147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8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</style:style>
    <style:style style:name="ce149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0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</style:style>
    <style:style style:name="ce15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1.76pt solid #000000" style:vertical-align="top" loext:vertical-justify="auto"/>
      <style:paragraph-properties fo:text-align="center" css3t:text-justify="auto" fo:margin-left="0mm" style:writing-mode="page"/>
    </style:style>
    <style:style style:name="ce152" style:family="table-cell" style:parent-style-name="Default" style:data-style-name="N109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1.76pt solid #000000" style:vertical-align="top" loext:vertical-justify="auto"/>
      <style:paragraph-properties fo:text-align="center" css3t:text-justify="auto" fo:margin-left="0mm" style:writing-mode="page"/>
    </style:style>
  </office:automatic-styles>
  <office:body>
    <office:spreadsheet>
      <table:calculation-settings table:case-sensitive="false" table:automatic-find-labels="false" table:use-regular-expressions="false"/>
      <table:table table:name="Hoja1" table:style-name="ta5">
        <office:forms form:automatic-focus="false" form:apply-design-mode="false"/>
        <table:table-column table:style-name="co11" table:default-cell-style-name="ce16"/>
        <table:table-column table:style-name="co2" table:default-cell-style-name="ce31"/>
        <table:table-column table:style-name="co2" table:default-cell-style-name="ce50"/>
        <table:table-column table:style-name="co2" table:default-cell-style-name="ce31"/>
        <table:table-column table:style-name="co2" table:default-cell-style-name="ce50"/>
        <table:table-column table:style-name="co12" table:default-cell-style-name="ce31"/>
        <table:table-column table:style-name="co2" table:default-cell-style-name="ce50"/>
        <table:table-column table:style-name="co13" table:default-cell-style-name="ce31"/>
        <table:table-column table:style-name="co14" table:default-cell-style-name="ce50"/>
        <table:table-column table:style-name="co2" table:default-cell-style-name="ce50"/>
        <table:table-column table:style-name="co2" table:number-columns-repeated="247" table:default-cell-style-name="ce16"/>
        <table:table-column table:style-name="co2" table:number-columns-repeated="767" table:default-cell-style-name="Default"/>
        <table:table-row table:style-name="ro9">
          <table:table-cell table:style-name="ce13"/>
          <table:table-cell table:style-name="ce17" office:value-type="string" calcext:value-type="string">
            <text:p>EMPRESA</text:p>
          </table:table-cell>
          <table:table-cell table:style-name="ce32" office:value-type="string" calcext:value-type="string" table:number-columns-spanned="3" table:number-rows-spanned="1">
            <text:p>CORRECCION</text:p>
          </table:table-cell>
          <table:covered-table-cell table:number-columns-repeated="2" table:style-name="ce32"/>
          <table:table-cell table:style-name="ce72" office:value-type="string" calcext:value-type="string">
            <text:p>TRABAJADOR</text:p>
          </table:table-cell>
          <table:table-cell table:style-name="ce84" table:number-columns-spanned="3" table:number-rows-spanned="1"/>
          <table:covered-table-cell table:style-name="ce32"/>
          <table:covered-table-cell table:style-name="ce84"/>
          <table:table-cell table:style-name="ce35"/>
          <table:table-cell table:style-name="ce13" table:number-columns-repeated="1014"/>
        </table:table-row>
        <table:table-row table:style-name="ro9">
          <table:table-cell table:style-name="ce13"/>
          <table:table-cell table:style-name="ce18" office:value-type="string" calcext:value-type="string">
            <text:p>DOMICILIO</text:p>
          </table:table-cell>
          <table:table-cell table:style-name="ce33" table:number-columns-spanned="3" table:number-rows-spanned="1"/>
          <table:covered-table-cell table:number-columns-repeated="2" table:style-name="ce33"/>
          <table:table-cell table:style-name="ce73" office:value-type="string" calcext:value-type="string">
            <text:p>NIF</text:p>
          </table:table-cell>
          <table:table-cell table:style-name="ce85" table:number-columns-spanned="3" table:number-rows-spanned="1"/>
          <table:covered-table-cell table:style-name="ce33"/>
          <table:covered-table-cell table:style-name="ce85"/>
          <table:table-cell table:style-name="ce35"/>
          <table:table-cell table:style-name="ce13" table:number-columns-repeated="1014"/>
        </table:table-row>
        <table:table-row table:style-name="ro9">
          <table:table-cell table:style-name="ce13"/>
          <table:table-cell table:style-name="ce18" office:value-type="string" calcext:value-type="string">
            <text:p>CIF</text:p>
          </table:table-cell>
          <table:table-cell table:style-name="ce33" table:number-columns-spanned="3" table:number-rows-spanned="1"/>
          <table:covered-table-cell table:number-columns-repeated="2" table:style-name="ce33"/>
          <table:table-cell table:style-name="ce73" office:value-type="string" calcext:value-type="string">
            <text:p>Número S.S.</text:p>
          </table:table-cell>
          <table:table-cell table:style-name="ce85" table:number-columns-spanned="3" table:number-rows-spanned="1"/>
          <table:covered-table-cell table:style-name="ce33"/>
          <table:covered-table-cell table:style-name="ce85"/>
          <table:table-cell table:style-name="ce35"/>
          <table:table-cell table:style-name="ce13" table:number-columns-repeated="1014"/>
        </table:table-row>
        <table:table-row table:style-name="ro9">
          <table:table-cell table:style-name="ce13"/>
          <table:table-cell table:style-name="ce18" office:value-type="string" calcext:value-type="string">
            <text:p>CCC</text:p>
          </table:table-cell>
          <table:table-cell table:style-name="ce33" table:number-columns-spanned="3" table:number-rows-spanned="1"/>
          <table:covered-table-cell table:number-columns-repeated="2" table:style-name="ce33"/>
          <table:table-cell table:style-name="ce74" office:value-type="string" calcext:value-type="string">
            <text:p>CATEGORIA</text:p>
          </table:table-cell>
          <table:table-cell table:style-name="ce85" table:number-columns-spanned="3" table:number-rows-spanned="1"/>
          <table:covered-table-cell table:style-name="ce33"/>
          <table:covered-table-cell table:style-name="ce85"/>
          <table:table-cell table:style-name="ce35"/>
          <table:table-cell table:style-name="ce13" table:number-columns-repeated="1014"/>
        </table:table-row>
        <table:table-row table:style-name="ro10">
          <table:table-cell table:style-name="ce13"/>
          <table:table-cell table:style-name="ce19"/>
          <table:table-cell table:style-name="ce34" table:number-columns-repeated="3"/>
          <table:table-cell table:style-name="ce75" office:value-type="string" calcext:value-type="string">
            <text:p>GRUPO COTIZACION</text:p>
          </table:table-cell>
          <table:table-cell table:style-name="ce86"/>
          <table:table-cell table:style-name="ce92"/>
          <table:table-cell table:style-name="ce106"/>
          <table:table-cell table:style-name="ce35"/>
          <table:table-cell table:style-name="ce13" table:number-columns-repeated="1014"/>
        </table:table-row>
        <table:table-row table:style-name="ro10">
          <table:table-cell table:style-name="ce13" table:number-columns-repeated="2"/>
          <table:table-cell table:style-name="ce35"/>
          <table:table-cell table:style-name="ce13"/>
          <table:table-cell table:style-name="ce35"/>
          <table:table-cell table:style-name="ce13"/>
          <table:table-cell table:style-name="ce35"/>
          <table:table-cell table:style-name="ce13"/>
          <table:table-cell table:style-name="ce35" table:number-columns-repeated="2"/>
          <table:table-cell table:style-name="ce13" table:number-columns-repeated="1014"/>
        </table:table-row>
        <table:table-row table:style-name="ro11">
          <table:table-cell table:style-name="ce13"/>
          <table:table-cell table:style-name="ce20" office:value-type="string" calcext:value-type="string">
            <text:p>Periodo liquidación</text:p>
          </table:table-cell>
          <table:table-cell table:style-name="ce36"/>
          <table:table-cell table:style-name="ce51" office:value-type="string" calcext:value-type="string" table:number-columns-spanned="4" table:number-rows-spanned="1">
            <text:p><text:s/>1 DE ENERO AL 31</text:p>
          </table:table-cell>
          <table:covered-table-cell table:number-columns-repeated="3" table:style-name="ce51"/>
          <table:table-cell table:style-name="ce93" office:value-type="string" calcext:value-type="string">
            <text:p>Nº días</text:p>
          </table:table-cell>
          <table:table-cell table:style-name="ce107" office:value-type="float" office:value="30" calcext:value-type="float">
            <text:p>30</text:p>
          </table:table-cell>
          <table:table-cell table:style-name="ce35"/>
          <table:table-cell table:style-name="ce13" table:number-columns-repeated="1014"/>
        </table:table-row>
        <table:table-row table:style-name="ro11">
          <table:table-cell table:style-name="ce14"/>
          <table:table-cell table:style-name="ce21" office:value-type="string" calcext:value-type="string">
            <text:p>I. DEVENGOS</text:p>
          </table:table-cell>
          <table:table-cell table:style-name="ce37"/>
          <table:table-cell table:style-name="ce52"/>
          <table:table-cell table:style-name="ce37"/>
          <table:table-cell table:style-name="ce52"/>
          <table:table-cell table:style-name="ce37"/>
          <table:table-cell table:style-name="ce52"/>
          <table:table-cell table:style-name="ce108" office:value-type="string" calcext:value-type="string">
            <text:p>TOTALES</text:p>
          </table:table-cell>
          <table:table-cell table:style-name="ce133"/>
          <table:table-cell table:style-name="ce135"/>
          <table:table-cell table:style-name="ce14" table:number-columns-repeated="1013"/>
        </table:table-row>
        <table:table-row table:style-name="ro11">
          <table:table-cell table:style-name="ce13"/>
          <table:table-cell table:style-name="ce22" office:value-type="string" calcext:value-type="string">
            <text:p>1. Percepciones salariales</text:p>
          </table:table-cell>
          <table:table-cell table:style-name="ce38"/>
          <table:table-cell table:style-name="ce53"/>
          <table:table-cell table:style-name="ce42"/>
          <table:table-cell table:style-name="ce53"/>
          <table:table-cell table:style-name="ce42"/>
          <table:table-cell table:style-name="ce53"/>
          <table:table-cell table:style-name="ce109"/>
          <table:table-cell table:style-name="ce35"/>
          <table:table-cell table:style-name="ce136" table:number-columns-repeated="2"/>
          <table:table-cell table:style-name="ce13" table:number-columns-repeated="1012"/>
        </table:table-row>
        <table:table-row table:style-name="ro11">
          <table:table-cell table:style-name="ce13"/>
          <table:table-cell table:style-name="ce22" office:value-type="string" calcext:value-type="string">
            <text:p>Salario base</text:p>
          </table:table-cell>
          <table:table-cell table:style-name="ce39"/>
          <table:table-cell table:style-name="ce54"/>
          <table:table-cell table:style-name="ce43"/>
          <table:table-cell table:style-name="ce54"/>
          <table:table-cell table:style-name="ce43"/>
          <table:table-cell table:style-name="ce94" office:value-type="float" office:value="1100" calcext:value-type="float">
            <text:p>1.100,00 €</text:p>
          </table:table-cell>
          <table:table-cell table:style-name="ce109"/>
          <table:table-cell table:style-name="ce35"/>
          <table:table-cell table:style-name="ce136" table:number-columns-repeated="2"/>
          <table:table-cell table:style-name="ce13" table:number-columns-repeated="1012"/>
        </table:table-row>
        <table:table-row table:style-name="ro11">
          <table:table-cell table:style-name="ce13"/>
          <table:table-cell table:style-name="ce22" office:value-type="string" calcext:value-type="string">
            <text:p>Complementos salariales:</text:p>
          </table:table-cell>
          <table:table-cell table:style-name="ce38"/>
          <table:table-cell table:style-name="ce53"/>
          <table:table-cell table:style-name="ce42"/>
          <table:table-cell table:style-name="ce53"/>
          <table:table-cell table:style-name="ce42"/>
          <table:table-cell table:style-name="ce95"/>
          <table:table-cell table:style-name="ce109"/>
          <table:table-cell table:style-name="ce35"/>
          <table:table-cell table:style-name="ce136" table:number-columns-repeated="2"/>
          <table:table-cell table:style-name="ce13" table:number-columns-repeated="1012"/>
        </table:table-row>
        <table:table-row table:style-name="ro11">
          <table:table-cell table:style-name="ce13"/>
          <table:table-cell table:style-name="ce23"/>
          <table:table-cell table:style-name="ce40"/>
          <table:table-cell table:style-name="ce40" office:value-type="string" calcext:value-type="string">
            <text:p>Antiguedad</text:p>
          </table:table-cell>
          <table:table-cell table:style-name="ce43"/>
          <table:table-cell table:style-name="ce54"/>
          <table:table-cell table:style-name="ce43"/>
          <table:table-cell table:style-name="ce95" office:value-type="float" office:value="80" calcext:value-type="float">
            <text:p>80,00 €</text:p>
          </table:table-cell>
          <table:table-cell table:style-name="ce109"/>
          <table:table-cell table:style-name="ce35"/>
          <table:table-cell table:style-name="ce136"/>
          <table:table-cell table:style-name="ce138"/>
          <table:table-cell table:number-columns-repeated="5"/>
          <table:table-cell table:style-name="ce13" table:number-columns-repeated="1007"/>
        </table:table-row>
        <table:table-row table:style-name="ro11">
          <table:table-cell table:style-name="ce13"/>
          <table:table-cell table:style-name="ce24"/>
          <table:table-cell table:style-name="ce41" table:number-columns-repeated="2"/>
          <table:table-cell table:style-name="ce62"/>
          <table:table-cell table:style-name="ce56"/>
          <table:table-cell table:style-name="ce62"/>
          <table:table-cell table:style-name="ce96"/>
          <table:table-cell table:style-name="ce109"/>
          <table:table-cell table:style-name="ce35"/>
          <table:table-cell table:style-name="ce136"/>
          <table:table-cell table:style-name="ce139"/>
          <table:table-cell table:number-columns-repeated="3"/>
          <table:table-cell table:style-name="ce141"/>
          <table:table-cell table:style-name="ce139"/>
          <table:table-cell table:style-name="ce13" table:number-columns-repeated="1007"/>
        </table:table-row>
        <table:table-row table:style-name="ro11">
          <table:table-cell table:style-name="ce13"/>
          <table:table-cell table:style-name="ce23"/>
          <table:table-cell table:style-name="ce40" table:number-columns-repeated="2"/>
          <table:table-cell table:style-name="ce62"/>
          <table:table-cell table:style-name="ce56"/>
          <table:table-cell table:style-name="ce62"/>
          <table:table-cell table:style-name="ce95"/>
          <table:table-cell table:style-name="ce109"/>
          <table:table-cell table:style-name="ce35"/>
          <table:table-cell table:style-name="ce136"/>
          <table:table-cell table:style-name="ce140"/>
          <table:table-cell table:style-name="ce13" table:number-columns-repeated="1012"/>
        </table:table-row>
        <table:table-row table:style-name="ro11">
          <table:table-cell table:style-name="ce13"/>
          <table:table-cell table:style-name="ce22" office:value-type="string" calcext:value-type="string">
            <text:p>Horas extraordinarias</text:p>
          </table:table-cell>
          <table:table-cell table:style-name="ce38"/>
          <table:table-cell table:style-name="ce55"/>
          <table:table-cell table:style-name="ce62"/>
          <table:table-cell table:style-name="ce56"/>
          <table:table-cell table:style-name="ce62"/>
          <table:table-cell table:style-name="ce96" office:value-type="float" office:value="150" calcext:value-type="float">
            <text:p>150,00 €</text:p>
          </table:table-cell>
          <table:table-cell table:style-name="ce109"/>
          <table:table-cell table:style-name="ce35"/>
          <table:table-cell table:style-name="ce53"/>
          <table:table-cell table:style-name="ce136"/>
          <table:table-cell table:style-name="ce13" table:number-columns-repeated="1012"/>
        </table:table-row>
        <table:table-row table:style-name="ro11">
          <table:table-cell table:style-name="ce13"/>
          <table:table-cell table:style-name="ce22" office:value-type="string" calcext:value-type="string">
            <text:p>Horas complementarias</text:p>
          </table:table-cell>
          <table:table-cell table:style-name="ce38"/>
          <table:table-cell table:style-name="ce56"/>
          <table:table-cell table:style-name="ce62"/>
          <table:table-cell table:style-name="ce56"/>
          <table:table-cell table:style-name="ce62"/>
          <table:table-cell table:style-name="ce96"/>
          <table:table-cell table:style-name="ce109"/>
          <table:table-cell table:style-name="ce35"/>
          <table:table-cell table:style-name="ce53"/>
          <table:table-cell table:style-name="ce136"/>
          <table:table-cell table:style-name="ce13" table:number-columns-repeated="1012"/>
        </table:table-row>
        <table:table-row table:style-name="ro11">
          <table:table-cell table:style-name="ce13"/>
          <table:table-cell table:style-name="ce22" office:value-type="string" calcext:value-type="string">
            <text:p>Gratificaciones extraordinarias</text:p>
          </table:table-cell>
          <table:table-cell table:style-name="ce38"/>
          <table:table-cell table:style-name="ce53"/>
          <table:table-cell table:style-name="ce62"/>
          <table:table-cell table:style-name="ce56"/>
          <table:table-cell table:style-name="ce62"/>
          <table:table-cell table:style-name="ce96"/>
          <table:table-cell table:style-name="ce109"/>
          <table:table-cell table:style-name="ce35"/>
          <table:table-cell table:style-name="ce13"/>
          <table:table-cell table:style-name="ce136"/>
          <table:table-cell table:style-name="ce13" table:number-columns-repeated="1012"/>
        </table:table-row>
        <table:table-row table:style-name="ro11">
          <table:table-cell table:style-name="ce13"/>
          <table:table-cell table:style-name="ce22" office:value-type="string" calcext:value-type="string">
            <text:p>Salario en especie</text:p>
          </table:table-cell>
          <table:table-cell table:style-name="ce38"/>
          <table:table-cell table:style-name="ce54"/>
          <table:table-cell table:style-name="ce62"/>
          <table:table-cell table:style-name="ce56"/>
          <table:table-cell table:style-name="ce62"/>
          <table:table-cell table:style-name="ce96"/>
          <table:table-cell table:style-name="ce109"/>
          <table:table-cell table:style-name="ce35"/>
          <table:table-cell table:style-name="ce13"/>
          <table:table-cell table:style-name="ce53"/>
          <table:table-cell table:style-name="ce13" table:number-columns-repeated="1012"/>
        </table:table-row>
        <table:table-row table:style-name="ro11">
          <table:table-cell table:style-name="ce13"/>
          <table:table-cell table:style-name="ce22" office:value-type="string" calcext:value-type="string">
            <text:p>2. Percepciones no salariales</text:p>
          </table:table-cell>
          <table:table-cell table:style-name="ce38"/>
          <table:table-cell table:style-name="ce53"/>
          <table:table-cell table:style-name="ce42"/>
          <table:table-cell table:style-name="ce53"/>
          <table:table-cell table:style-name="ce42"/>
          <table:table-cell table:style-name="ce95"/>
          <table:table-cell table:style-name="ce109"/>
          <table:table-cell table:style-name="ce35"/>
          <table:table-cell table:style-name="ce13" table:number-columns-repeated="1014"/>
        </table:table-row>
        <table:table-row table:style-name="ro11">
          <table:table-cell table:style-name="ce13"/>
          <table:table-cell table:style-name="ce22" office:value-type="string" calcext:value-type="string">
            <text:p>Indemnizaciones o Suplidos</text:p>
          </table:table-cell>
          <table:table-cell table:style-name="ce38"/>
          <table:table-cell table:style-name="ce53"/>
          <table:table-cell table:style-name="ce42"/>
          <table:table-cell table:style-name="ce53"/>
          <table:table-cell table:style-name="ce42"/>
          <table:table-cell table:style-name="ce95"/>
          <table:table-cell table:style-name="ce109"/>
          <table:table-cell table:style-name="ce35"/>
          <table:table-cell table:style-name="ce136"/>
          <table:table-cell table:style-name="ce13" table:number-columns-repeated="1013"/>
        </table:table-row>
        <table:table-row table:style-name="ro11" table:number-rows-repeated="2">
          <table:table-cell table:style-name="ce13"/>
          <table:table-cell table:style-name="ce23"/>
          <table:table-cell table:style-name="ce40" table:number-columns-repeated="2"/>
          <table:table-cell table:style-name="ce43"/>
          <table:table-cell table:style-name="ce54"/>
          <table:table-cell table:style-name="ce43"/>
          <table:table-cell table:style-name="ce94"/>
          <table:table-cell table:style-name="ce109"/>
          <table:table-cell table:style-name="ce35"/>
          <table:table-cell table:style-name="ce136"/>
          <table:table-cell table:style-name="ce13" table:number-columns-repeated="1013"/>
        </table:table-row>
        <table:table-row table:style-name="ro11">
          <table:table-cell table:style-name="ce13"/>
          <table:table-cell table:style-name="ce22" office:value-type="string" calcext:value-type="string">
            <text:p>Prestaciones e indemnizaciones de la Seguridad Social</text:p>
          </table:table-cell>
          <table:table-cell table:style-name="ce38"/>
          <table:table-cell table:style-name="ce53"/>
          <table:table-cell table:style-name="ce42"/>
          <table:table-cell table:style-name="ce53"/>
          <table:table-cell table:style-name="ce42"/>
          <table:table-cell table:style-name="ce97"/>
          <table:table-cell table:style-name="ce109"/>
          <table:table-cell table:style-name="ce35"/>
          <table:table-cell table:style-name="ce136"/>
          <table:table-cell table:style-name="ce13" table:number-columns-repeated="1013"/>
        </table:table-row>
        <table:table-row table:style-name="ro11">
          <table:table-cell table:style-name="ce13"/>
          <table:table-cell table:style-name="ce23"/>
          <table:table-cell table:style-name="ce40" table:number-columns-repeated="2"/>
          <table:table-cell table:style-name="ce43"/>
          <table:table-cell table:style-name="ce54"/>
          <table:table-cell table:style-name="ce43"/>
          <table:table-cell table:style-name="ce94"/>
          <table:table-cell table:style-name="ce109"/>
          <table:table-cell table:style-name="ce35"/>
          <table:table-cell table:style-name="ce136"/>
          <table:table-cell table:style-name="ce13" table:number-columns-repeated="1013"/>
        </table:table-row>
        <table:table-row table:style-name="ro11">
          <table:table-cell table:style-name="ce13"/>
          <table:table-cell table:style-name="ce22" office:value-type="string" calcext:value-type="string">
            <text:p>Indemnizaciones por traslados, suspensiones o despidos.</text:p>
          </table:table-cell>
          <table:table-cell table:style-name="ce38"/>
          <table:table-cell table:style-name="ce53"/>
          <table:table-cell table:style-name="ce42"/>
          <table:table-cell table:style-name="ce53"/>
          <table:table-cell table:style-name="ce42"/>
          <table:table-cell table:style-name="ce95"/>
          <table:table-cell table:style-name="ce109"/>
          <table:table-cell table:style-name="ce35"/>
          <table:table-cell table:style-name="ce136"/>
          <table:table-cell table:style-name="ce13" table:number-columns-repeated="1013"/>
        </table:table-row>
        <table:table-row table:style-name="ro11">
          <table:table-cell table:style-name="ce13"/>
          <table:table-cell table:style-name="ce23"/>
          <table:table-cell table:style-name="ce40"/>
          <table:table-cell table:style-name="ce57" office:value-type="string" calcext:value-type="string">
            <text:p>KM</text:p>
          </table:table-cell>
          <table:table-cell table:style-name="ce43"/>
          <table:table-cell table:style-name="ce54"/>
          <table:table-cell table:style-name="ce43"/>
          <table:table-cell table:style-name="ce94" table:formula="of:=400*0.19" office:value-type="float" office:value="76" calcext:value-type="float">
            <text:p>76,00 €</text:p>
          </table:table-cell>
          <table:table-cell table:style-name="ce109"/>
          <table:table-cell table:style-name="ce35"/>
          <table:table-cell table:style-name="ce136"/>
          <table:table-cell table:style-name="ce13" table:number-columns-repeated="1013"/>
        </table:table-row>
        <table:table-row table:style-name="ro11">
          <table:table-cell table:style-name="ce13"/>
          <table:table-cell table:style-name="ce22" office:value-type="string" calcext:value-type="string">
            <text:p>Otras percepciones no salariales</text:p>
          </table:table-cell>
          <table:table-cell table:style-name="ce38"/>
          <table:table-cell table:style-name="ce53"/>
          <table:table-cell table:style-name="ce42"/>
          <table:table-cell table:style-name="ce53"/>
          <table:table-cell table:style-name="ce42"/>
          <table:table-cell table:style-name="ce97"/>
          <table:table-cell table:style-name="ce109"/>
          <table:table-cell table:style-name="ce35"/>
          <table:table-cell table:style-name="ce136"/>
          <table:table-cell table:style-name="ce13" table:number-columns-repeated="1013"/>
        </table:table-row>
        <table:table-row table:style-name="ro11">
          <table:table-cell table:style-name="ce13"/>
          <table:table-cell table:style-name="ce23"/>
          <table:table-cell table:style-name="ce40" table:number-columns-repeated="2"/>
          <table:table-cell table:style-name="ce43"/>
          <table:table-cell table:style-name="ce54"/>
          <table:table-cell table:style-name="ce43"/>
          <table:table-cell table:style-name="ce94" office:value-type="float" office:value="70" calcext:value-type="float">
            <text:p>70,00 €</text:p>
          </table:table-cell>
          <table:table-cell table:style-name="ce109"/>
          <table:table-cell table:style-name="ce35"/>
          <table:table-cell table:style-name="ce136"/>
          <table:table-cell table:style-name="ce13" table:number-columns-repeated="1013"/>
        </table:table-row>
        <table:table-row table:style-name="ro11">
          <table:table-cell table:style-name="ce13"/>
          <table:table-cell table:style-name="ce23"/>
          <table:table-cell table:style-name="ce40" table:number-columns-repeated="2"/>
          <table:table-cell table:style-name="ce43"/>
          <table:table-cell table:style-name="ce54"/>
          <table:table-cell table:style-name="ce43"/>
          <table:table-cell table:style-name="ce94"/>
          <table:table-cell table:style-name="ce109"/>
          <table:table-cell table:style-name="ce35"/>
          <table:table-cell table:style-name="ce136"/>
          <table:table-cell table:style-name="ce13" table:number-columns-repeated="1013"/>
        </table:table-row>
        <table:table-row table:style-name="ro11">
          <table:table-cell table:style-name="ce14"/>
          <table:table-cell table:style-name="ce21"/>
          <table:table-cell table:style-name="ce37"/>
          <table:table-cell table:style-name="ce52" office:value-type="string" calcext:value-type="string">
            <text:p>A. TOTAL DEVENGADO</text:p>
          </table:table-cell>
          <table:table-cell table:style-name="ce37"/>
          <table:table-cell table:style-name="ce76"/>
          <table:table-cell table:style-name="ce87"/>
          <table:table-cell table:style-name="ce76"/>
          <table:table-cell table:style-name="ce110" table:formula="of:=SUM([.H10:.H29])" office:value-type="float" office:value="1476" calcext:value-type="float">
            <text:p>1.476,00 €</text:p>
          </table:table-cell>
          <table:table-cell table:style-name="ce133"/>
          <table:table-cell table:style-name="ce137"/>
          <table:table-cell table:style-name="ce14" table:number-columns-repeated="1013"/>
        </table:table-row>
        <table:table-row table:style-name="ro11">
          <table:table-cell table:style-name="ce13"/>
          <table:table-cell table:style-name="ce25"/>
          <table:table-cell table:style-name="ce42"/>
          <table:table-cell table:style-name="ce53"/>
          <table:table-cell table:style-name="ce42"/>
          <table:table-cell table:style-name="ce53"/>
          <table:table-cell table:style-name="ce42"/>
          <table:table-cell table:style-name="ce53"/>
          <table:table-cell table:style-name="ce109"/>
          <table:table-cell table:style-name="ce35"/>
          <table:table-cell table:style-name="ce136"/>
          <table:table-cell table:style-name="ce13" table:number-columns-repeated="1013"/>
        </table:table-row>
        <table:table-row table:style-name="ro11">
          <table:table-cell table:style-name="ce14"/>
          <table:table-cell table:style-name="ce21" office:value-type="string" calcext:value-type="string">
            <text:p>II. DEDUCCIONES</text:p>
          </table:table-cell>
          <table:table-cell table:style-name="ce37"/>
          <table:table-cell table:style-name="ce52"/>
          <table:table-cell table:style-name="ce37"/>
          <table:table-cell table:style-name="ce52"/>
          <table:table-cell table:style-name="ce37"/>
          <table:table-cell table:style-name="ce52"/>
          <table:table-cell table:style-name="ce111"/>
          <table:table-cell table:style-name="ce133"/>
          <table:table-cell table:style-name="ce52"/>
          <table:table-cell table:style-name="ce14" table:number-columns-repeated="1013"/>
        </table:table-row>
        <table:table-row table:style-name="ro11">
          <table:table-cell table:style-name="ce14"/>
          <table:table-cell table:style-name="ce21" office:value-type="string" calcext:value-type="string">
            <text:p>1. Aportaciones del trabajador a las cotizacones a la S.S y recaudación conjunta</text:p>
          </table:table-cell>
          <table:table-cell table:style-name="ce37"/>
          <table:table-cell table:style-name="ce52"/>
          <table:table-cell table:style-name="ce37"/>
          <table:table-cell table:style-name="ce52"/>
          <table:table-cell table:style-name="ce37"/>
          <table:table-cell table:style-name="ce52"/>
          <table:table-cell table:style-name="ce111"/>
          <table:table-cell table:style-name="ce133"/>
          <table:table-cell table:style-name="ce14" table:number-columns-repeated="1014"/>
        </table:table-row>
        <table:table-row table:style-name="ro11">
          <table:table-cell table:style-name="ce13"/>
          <table:table-cell table:style-name="ce25"/>
          <table:table-cell table:style-name="ce42"/>
          <table:table-cell table:style-name="ce53"/>
          <table:table-cell table:style-name="ce42"/>
          <table:table-cell table:style-name="ce77" office:value-type="string" calcext:value-type="string">
            <text:p>Tipo</text:p>
          </table:table-cell>
          <table:table-cell table:style-name="ce42"/>
          <table:table-cell table:style-name="ce53"/>
          <table:table-cell table:style-name="ce109"/>
          <table:table-cell table:style-name="ce35"/>
          <table:table-cell table:style-name="ce13" table:number-columns-repeated="1014"/>
        </table:table-row>
        <table:table-row table:style-name="ro11">
          <table:table-cell table:style-name="ce13"/>
          <table:table-cell table:style-name="ce22" office:value-type="string" calcext:value-type="string">
            <text:p>Contingencias comunes</text:p>
          </table:table-cell>
          <table:table-cell table:style-name="ce42"/>
          <table:table-cell table:style-name="ce58" table:formula="of:=[.E58]" office:value-type="float" office:value="1376.66666666667" calcext:value-type="float">
            <text:p>1.376,67 €</text:p>
          </table:table-cell>
          <table:table-cell table:style-name="ce65"/>
          <table:table-cell table:style-name="ce78" office:value-type="percentage" office:value="0.047" calcext:value-type="percentage">
            <text:p>4,70%</text:p>
          </table:table-cell>
          <table:table-cell table:style-name="ce39"/>
          <table:table-cell table:style-name="ce94" table:formula="of:=[.E58]*[.F35]" office:value-type="float" office:value="64.7033333333333" calcext:value-type="float">
            <text:p>64,70 €</text:p>
          </table:table-cell>
          <table:table-cell table:style-name="ce109"/>
          <table:table-cell table:style-name="ce35"/>
          <table:table-cell table:style-name="ce13" table:number-columns-repeated="1014"/>
        </table:table-row>
        <table:table-row table:style-name="ro11">
          <table:table-cell table:style-name="ce13"/>
          <table:table-cell table:style-name="ce22" office:value-type="string" calcext:value-type="string">
            <text:p>Desempleo</text:p>
          </table:table-cell>
          <table:table-cell table:style-name="ce43"/>
          <table:table-cell table:style-name="ce59" table:formula="of:=[.F61]" office:value-type="float" office:value="1526.66666666667" calcext:value-type="float">
            <text:p>1.526,67 €</text:p>
          </table:table-cell>
          <table:table-cell table:style-name="ce66"/>
          <table:table-cell table:style-name="ce78" office:value-type="percentage" office:value="0.016" calcext:value-type="percentage">
            <text:p>1,60%</text:p>
          </table:table-cell>
          <table:table-cell table:style-name="ce88"/>
          <table:table-cell table:style-name="ce96" table:formula="of:=[.F61]*[.F36]" office:value-type="float" office:value="24.4266666666667" calcext:value-type="float">
            <text:p>24,43 €</text:p>
          </table:table-cell>
          <table:table-cell table:style-name="ce109"/>
          <table:table-cell table:style-name="ce35"/>
          <table:table-cell table:style-name="ce13" table:number-columns-repeated="1014"/>
        </table:table-row>
        <table:table-row table:style-name="ro11">
          <table:table-cell table:style-name="ce13"/>
          <table:table-cell table:style-name="ce22" office:value-type="string" calcext:value-type="string">
            <text:p>Formación Profesional</text:p>
          </table:table-cell>
          <table:table-cell table:style-name="ce42"/>
          <table:table-cell table:style-name="ce59" table:formula="of:=[.F61]" office:value-type="float" office:value="1526.66666666667" calcext:value-type="float">
            <text:p>1.526,67 €</text:p>
          </table:table-cell>
          <table:table-cell table:style-name="ce66"/>
          <table:table-cell table:style-name="ce78" office:value-type="percentage" office:value="0.001" calcext:value-type="percentage">
            <text:p>0,10%</text:p>
          </table:table-cell>
          <table:table-cell table:style-name="ce88"/>
          <table:table-cell table:style-name="ce96" table:formula="of:=[.F61]*[.F37]" office:value-type="float" office:value="1.52666666666667" calcext:value-type="float">
            <text:p>1,53 €</text:p>
          </table:table-cell>
          <table:table-cell table:style-name="ce109"/>
          <table:table-cell table:style-name="ce35"/>
          <table:table-cell table:style-name="ce13" table:number-columns-repeated="1014"/>
        </table:table-row>
        <table:table-row table:style-name="ro11">
          <table:table-cell table:style-name="ce13"/>
          <table:table-cell table:style-name="ce22" office:value-type="string" calcext:value-type="string">
            <text:p>Horas extraordinarias Normales</text:p>
          </table:table-cell>
          <table:table-cell table:style-name="ce42"/>
          <table:table-cell table:style-name="ce38"/>
          <table:table-cell table:style-name="ce67" table:formula="of:=[.F64]" office:value-type="float" office:value="60" calcext:value-type="float">
            <text:p>60,00 €</text:p>
          </table:table-cell>
          <table:table-cell table:style-name="ce78" office:value-type="percentage" office:value="0.047" calcext:value-type="percentage">
            <text:p>4,70%</text:p>
          </table:table-cell>
          <table:table-cell table:style-name="ce88"/>
          <table:table-cell table:style-name="ce96" table:formula="of:=[.E38]*[.F38]" office:value-type="float" office:value="2.82" calcext:value-type="float">
            <text:p>2,82 €</text:p>
          </table:table-cell>
          <table:table-cell table:style-name="ce109"/>
          <table:table-cell table:style-name="ce35"/>
          <table:table-cell table:style-name="ce13" table:number-columns-repeated="1014"/>
        </table:table-row>
        <table:table-row table:style-name="ro11">
          <table:table-cell table:style-name="ce13"/>
          <table:table-cell table:style-name="ce22" office:value-type="string" calcext:value-type="string">
            <text:p>Horas extraordinarias de Fuerza Mayor</text:p>
          </table:table-cell>
          <table:table-cell table:style-name="ce42"/>
          <table:table-cell table:style-name="ce38"/>
          <table:table-cell table:style-name="ce67" table:formula="of:=[.F65]" office:value-type="float" office:value="90" calcext:value-type="float">
            <text:p>90,00 €</text:p>
          </table:table-cell>
          <table:table-cell table:style-name="ce78" office:value-type="percentage" office:value="0.02" calcext:value-type="percentage">
            <text:p>2,00%</text:p>
          </table:table-cell>
          <table:table-cell table:style-name="ce88"/>
          <table:table-cell table:style-name="ce96" table:formula="of:=[.E39]*[.F39]" office:value-type="float" office:value="1.8" calcext:value-type="float">
            <text:p>1,80 €</text:p>
          </table:table-cell>
          <table:table-cell table:style-name="ce109"/>
          <table:table-cell table:style-name="ce35"/>
          <table:table-cell table:style-name="ce13" table:number-columns-repeated="1014"/>
        </table:table-row>
        <table:table-row table:style-name="ro11">
          <table:table-cell table:style-name="ce14"/>
          <table:table-cell table:style-name="ce21" office:value-type="string" calcext:value-type="string">
            <text:p>TOTAL APORTACIONES</text:p>
          </table:table-cell>
          <table:table-cell table:style-name="ce37"/>
          <table:table-cell table:style-name="ce60" table:number-columns-repeated="4"/>
          <table:table-cell table:style-name="ce98" table:formula="of:=SUM([.H35:.H39])" office:value-type="float" office:value="95.2766666666667" calcext:value-type="float">
            <text:p>95,28 €</text:p>
          </table:table-cell>
          <table:table-cell table:style-name="ce111"/>
          <table:table-cell table:style-name="ce133"/>
          <table:table-cell table:style-name="ce14" table:number-columns-repeated="1014"/>
        </table:table-row>
        <table:table-row table:style-name="ro11">
          <table:table-cell table:style-name="ce13"/>
          <table:table-cell table:style-name="ce25"/>
          <table:table-cell table:style-name="ce42"/>
          <table:table-cell table:style-name="ce38" table:number-columns-repeated="4"/>
          <table:table-cell table:style-name="ce95"/>
          <table:table-cell table:style-name="ce109"/>
          <table:table-cell table:style-name="ce35"/>
          <table:table-cell table:style-name="ce13" table:number-columns-repeated="1014"/>
        </table:table-row>
        <table:table-row table:style-name="ro11">
          <table:table-cell table:style-name="ce13"/>
          <table:table-cell table:style-name="ce22" office:value-type="string" calcext:value-type="string">
            <text:p>2. Irpf</text:p>
          </table:table-cell>
          <table:table-cell table:style-name="ce44" table:formula="of:=[.F66]" office:value-type="float" office:value="1330" calcext:value-type="float">
            <text:p>1.330,00 €</text:p>
          </table:table-cell>
          <table:table-cell table:style-name="ce39" table:number-columns-repeated="2"/>
          <table:table-cell table:style-name="ce79" office:value-type="percentage" office:value="0.09" calcext:value-type="percentage">
            <text:p>9,00%</text:p>
          </table:table-cell>
          <table:table-cell table:style-name="ce39"/>
          <table:table-cell table:style-name="ce94" table:formula="of:=[.C42]*[.F42]" office:value-type="float" office:value="119.7" calcext:value-type="float">
            <text:p>119,70 €</text:p>
          </table:table-cell>
          <table:table-cell table:style-name="ce109"/>
          <table:table-cell table:style-name="ce35"/>
          <table:table-cell table:style-name="ce13" table:number-columns-repeated="1014"/>
        </table:table-row>
        <table:table-row table:style-name="ro11">
          <table:table-cell table:style-name="ce13"/>
          <table:table-cell table:style-name="ce22" office:value-type="string" calcext:value-type="string">
            <text:p>3. Anticipos</text:p>
          </table:table-cell>
          <table:table-cell table:style-name="ce43"/>
          <table:table-cell table:style-name="ce39" table:number-columns-repeated="2"/>
          <table:table-cell table:style-name="ce80"/>
          <table:table-cell table:style-name="ce39"/>
          <table:table-cell table:style-name="ce96"/>
          <table:table-cell table:style-name="ce109"/>
          <table:table-cell table:style-name="ce35"/>
          <table:table-cell table:style-name="ce13" table:number-columns-repeated="1014"/>
        </table:table-row>
        <table:table-row table:style-name="ro11">
          <table:table-cell table:style-name="ce13"/>
          <table:table-cell table:style-name="ce22" office:value-type="string" calcext:value-type="string">
            <text:p>4. Valor de los productos recibidos en especie</text:p>
          </table:table-cell>
          <table:table-cell table:style-name="ce42"/>
          <table:table-cell table:style-name="ce53"/>
          <table:table-cell table:style-name="ce42"/>
          <table:table-cell table:style-name="ce56"/>
          <table:table-cell table:style-name="ce62"/>
          <table:table-cell table:style-name="ce96"/>
          <table:table-cell table:style-name="ce109"/>
          <table:table-cell table:style-name="ce35"/>
          <table:table-cell table:style-name="ce13" table:number-columns-repeated="1014"/>
        </table:table-row>
        <table:table-row table:style-name="ro11">
          <table:table-cell table:style-name="ce13"/>
          <table:table-cell table:style-name="ce22" office:value-type="string" calcext:value-type="string">
            <text:p>5. Otras deducciones</text:p>
          </table:table-cell>
          <table:table-cell table:style-name="ce42"/>
          <table:table-cell table:style-name="ce54"/>
          <table:table-cell table:style-name="ce43"/>
          <table:table-cell table:style-name="ce54"/>
          <table:table-cell table:style-name="ce43"/>
          <table:table-cell table:style-name="ce96"/>
          <table:table-cell table:style-name="ce109"/>
          <table:table-cell table:style-name="ce35"/>
          <table:table-cell table:style-name="ce13" table:number-columns-repeated="1014"/>
        </table:table-row>
        <table:table-row table:style-name="ro11">
          <table:table-cell table:style-name="ce13"/>
          <table:table-cell table:style-name="ce25"/>
          <table:table-cell table:style-name="ce42"/>
          <table:table-cell table:style-name="ce53"/>
          <table:table-cell table:style-name="ce42"/>
          <table:table-cell table:style-name="ce53"/>
          <table:table-cell table:style-name="ce42"/>
          <table:table-cell table:style-name="ce99"/>
          <table:table-cell table:style-name="ce109"/>
          <table:table-cell table:style-name="ce35"/>
          <table:table-cell table:style-name="ce13" table:number-columns-repeated="1014"/>
        </table:table-row>
        <table:table-row table:style-name="ro11">
          <table:table-cell table:style-name="ce14"/>
          <table:table-cell table:style-name="ce21"/>
          <table:table-cell table:style-name="ce37"/>
          <table:table-cell table:style-name="ce52" office:value-type="string" calcext:value-type="string">
            <text:p>B. TOTAL A DEDUCIR</text:p>
          </table:table-cell>
          <table:table-cell table:style-name="ce37"/>
          <table:table-cell table:style-name="ce76"/>
          <table:table-cell table:style-name="ce87"/>
          <table:table-cell table:style-name="ce100" table:formula="of:=[.H40]+[.H42]+[.H43]+[.H44]+[.H45]" office:value-type="float" office:value="214.976666666667" calcext:value-type="float">
            <text:p>214,98 €</text:p>
          </table:table-cell>
          <table:table-cell table:style-name="ce111"/>
          <table:table-cell table:style-name="ce133"/>
          <table:table-cell table:style-name="ce14" table:number-columns-repeated="1014"/>
        </table:table-row>
        <table:table-row table:style-name="ro11">
          <table:table-cell table:style-name="ce14"/>
          <table:table-cell table:style-name="ce21"/>
          <table:table-cell table:style-name="ce37"/>
          <table:table-cell table:style-name="ce52" office:value-type="string" calcext:value-type="string">
            <text:p>LIQUIDO TOTAL A PERCIBIR (A-B)</text:p>
          </table:table-cell>
          <table:table-cell table:style-name="ce37"/>
          <table:table-cell table:style-name="ce52"/>
          <table:table-cell table:style-name="ce87"/>
          <table:table-cell table:style-name="ce76"/>
          <table:table-cell table:style-name="ce112" table:formula="of:=[.I30]-[.H47]" office:value-type="float" office:value="1261.02333333333" calcext:value-type="float">
            <text:p>1.261,02 €</text:p>
          </table:table-cell>
          <table:table-cell table:style-name="ce133"/>
          <table:table-cell table:style-name="ce14" table:number-columns-repeated="1014"/>
        </table:table-row>
        <table:table-row table:style-name="ro11">
          <table:table-cell table:style-name="ce13"/>
          <table:table-cell table:style-name="ce25"/>
          <table:table-cell table:style-name="ce42"/>
          <table:table-cell table:style-name="ce38" office:value-type="string" calcext:value-type="string">
            <text:p>Firma y sello de la empresa</text:p>
          </table:table-cell>
          <table:table-cell table:style-name="ce42"/>
          <table:table-cell table:style-name="ce53"/>
          <table:table-cell table:style-name="ce38" office:value-type="string" calcext:value-type="string">
            <text:p>Fecha</text:p>
          </table:table-cell>
          <table:table-cell table:style-name="ce53"/>
          <table:table-cell table:style-name="ce113" office:value-type="string" calcext:value-type="string">
            <text:p>Recibi</text:p>
          </table:table-cell>
          <table:table-cell table:style-name="ce35"/>
          <table:table-cell table:style-name="ce13" table:number-columns-repeated="1014"/>
        </table:table-row>
        <table:table-row table:style-name="ro11">
          <table:table-cell table:style-name="ce13"/>
          <table:table-cell table:style-name="ce25"/>
          <table:table-cell table:style-name="ce42"/>
          <table:table-cell table:style-name="ce53"/>
          <table:table-cell table:style-name="ce42"/>
          <table:table-cell table:style-name="ce53"/>
          <table:table-cell table:style-name="ce42"/>
          <table:table-cell table:style-name="ce53"/>
          <table:table-cell table:style-name="ce109"/>
          <table:table-cell table:style-name="ce35"/>
          <table:table-cell table:style-name="ce13" table:number-columns-repeated="1014"/>
        </table:table-row>
        <table:table-row table:style-name="ro11">
          <table:table-cell table:style-name="ce13"/>
          <table:table-cell table:style-name="ce26"/>
          <table:table-cell table:style-name="ce45"/>
          <table:table-cell table:style-name="ce61"/>
          <table:table-cell table:style-name="ce45"/>
          <table:table-cell table:style-name="ce61"/>
          <table:table-cell table:style-name="ce45"/>
          <table:table-cell table:style-name="ce61"/>
          <table:table-cell table:style-name="ce114"/>
          <table:table-cell table:style-name="ce35"/>
          <table:table-cell table:style-name="ce13" table:number-columns-repeated="1014"/>
        </table:table-row>
        <table:table-row table:style-name="ro11">
          <table:table-cell table:style-name="ce13" table:number-columns-repeated="2"/>
          <table:table-cell table:style-name="ce35"/>
          <table:table-cell table:style-name="ce13"/>
          <table:table-cell table:style-name="ce35"/>
          <table:table-cell table:style-name="ce13"/>
          <table:table-cell table:style-name="ce35"/>
          <table:table-cell table:style-name="ce13"/>
          <table:table-cell table:style-name="ce35" table:number-columns-repeated="2"/>
          <table:table-cell table:style-name="ce13" table:number-columns-repeated="1014"/>
        </table:table-row>
        <table:table-row table:style-name="ro11">
          <table:table-cell table:style-name="ce15"/>
          <table:table-cell table:style-name="ce27" office:value-type="string" calcext:value-type="string" table:number-columns-spanned="8" table:number-rows-spanned="1">
            <text:p>DETERMINACIÓN DE LAS BASES DE COTIZACIÓN A LA SEGURIDAD SOCIAL Y CONCEPTOS DE RECAUDACIÓN</text:p>
            <text:p/>
            <text:p/>
          </table:table-cell>
          <table:covered-table-cell table:number-columns-repeated="6" table:style-name="ce46"/>
          <table:covered-table-cell table:style-name="ce115"/>
          <table:table-cell table:style-name="ce134"/>
          <table:table-cell table:style-name="ce15" table:number-columns-repeated="1014"/>
        </table:table-row>
        <table:table-row table:style-name="ro11">
          <table:table-cell table:style-name="ce15"/>
          <table:table-cell table:style-name="ce28" office:value-type="string" calcext:value-type="string">
            <text:p>CONJUNTA Y DE LA BASE SUJETA A RETENCIÓN DEL IRPF Y APORTACIÓN DE LA EMPRESA</text:p>
          </table:table-cell>
          <table:table-cell table:style-name="ce47" table:number-columns-repeated="6"/>
          <table:table-cell table:style-name="ce116"/>
          <table:table-cell table:style-name="ce134"/>
          <table:table-cell table:style-name="ce15" table:number-columns-repeated="1014"/>
        </table:table-row>
        <table:table-row table:style-name="ro11">
          <table:table-cell table:style-name="ce13"/>
          <table:table-cell table:style-name="ce22" office:value-type="string" calcext:value-type="string">
            <text:p>1. Base de cotización por contingencias comunes</text:p>
          </table:table-cell>
          <table:table-cell table:style-name="ce38" table:number-columns-repeated="2"/>
          <table:table-cell table:style-name="ce42"/>
          <table:table-cell table:style-name="ce53"/>
          <table:table-cell table:style-name="ce42"/>
          <table:table-cell table:style-name="ce53"/>
          <table:table-cell table:style-name="ce109"/>
          <table:table-cell table:style-name="ce35"/>
          <table:table-cell table:style-name="ce13" table:number-columns-repeated="1014"/>
        </table:table-row>
        <table:table-row table:style-name="ro11">
          <table:table-cell table:style-name="ce13"/>
          <table:table-cell table:style-name="ce22" office:value-type="string" calcext:value-type="string">
            <text:p><text:s text:c="4"/>Remuneración mensual</text:p>
          </table:table-cell>
          <table:table-cell table:style-name="ce38"/>
          <table:table-cell table:style-name="ce39"/>
          <table:table-cell table:style-name="ce68" table:formula="of:=SUM([.H10:.H14])+[.H18]" office:value-type="float" office:value="1180" calcext:value-type="float">
            <text:p>1.180,00 €</text:p>
          </table:table-cell>
          <table:table-cell table:style-name="ce71" table:number-columns-repeated="2"/>
          <table:table-cell table:style-name="ce53"/>
          <table:table-cell table:style-name="ce109"/>
          <table:table-cell table:style-name="ce35" office:value-type="string" calcext:value-type="string">
            <text:p>Si es por exceso, lo sumamos al a remuneracion mensual</text:p>
          </table:table-cell>
          <table:table-cell table:style-name="ce13" table:number-columns-repeated="1014"/>
        </table:table-row>
        <table:table-row table:style-name="ro11">
          <table:table-cell table:style-name="ce13"/>
          <table:table-cell table:style-name="ce22" office:value-type="string" calcext:value-type="string">
            <text:p><text:s text:c="4"/>Prorrata pagas extras</text:p>
          </table:table-cell>
          <table:table-cell table:style-name="ce38"/>
          <table:table-cell table:style-name="ce62"/>
          <table:table-cell table:style-name="ce69" table:formula="of:=(1180*2)/12" office:value-type="float" office:value="196.666666666667" calcext:value-type="float">
            <text:p>196,67 €</text:p>
          </table:table-cell>
          <table:table-cell table:style-name="ce71"/>
          <table:table-cell table:style-name="ce81" office:value-type="string" calcext:value-type="string">
            <text:p>Tipo</text:p>
          </table:table-cell>
          <table:table-cell table:style-name="ce101" office:value-type="string" calcext:value-type="string" table:number-columns-spanned="2" table:number-rows-spanned="1">
            <text:p>Aportación Empresa</text:p>
          </table:table-cell>
          <table:covered-table-cell table:style-name="ce101"/>
          <table:table-cell table:style-name="ce35"/>
          <table:table-cell table:style-name="ce13" table:number-columns-repeated="1014"/>
        </table:table-row>
        <table:table-row table:style-name="ro11">
          <table:table-cell table:style-name="ce13"/>
          <table:table-cell table:style-name="ce22"/>
          <table:table-cell table:style-name="ce38"/>
          <table:table-cell table:style-name="ce63" office:value-type="string" calcext:value-type="string">
            <text:p>TOTAL</text:p>
          </table:table-cell>
          <table:table-cell table:style-name="ce70" table:formula="of:=[.E56]+[.E57]" office:value-type="float" office:value="1376.66666666667" calcext:value-type="float">
            <text:p>1.376,67 €</text:p>
          </table:table-cell>
          <table:table-cell table:style-name="ce71"/>
          <table:table-cell table:style-name="ce89" office:value-type="percentage" office:value="0.236" calcext:value-type="percentage">
            <text:p>23,60%</text:p>
          </table:table-cell>
          <table:table-cell table:style-name="ce102"/>
          <table:table-cell table:style-name="ce117" table:formula="of:=[.E58]*[.G58]" office:value-type="float" office:value="324.893333333333" calcext:value-type="float">
            <text:p>324,89 €</text:p>
          </table:table-cell>
          <table:table-cell table:style-name="ce35"/>
          <table:table-cell table:style-name="ce13" table:number-columns-repeated="1014"/>
        </table:table-row>
        <table:table-row table:style-name="ro11">
          <table:table-cell table:style-name="ce13"/>
          <table:table-cell table:style-name="ce22"/>
          <table:table-cell table:style-name="ce38" table:number-columns-repeated="2"/>
          <table:table-cell table:style-name="ce71"/>
          <table:table-cell table:style-name="ce81" office:value-type="string" calcext:value-type="string">
            <text:p>Base</text:p>
          </table:table-cell>
          <table:table-cell table:style-name="ce81"/>
          <table:table-cell table:style-name="ce38"/>
          <table:table-cell table:style-name="ce113"/>
          <table:table-cell table:style-name="ce35"/>
          <table:table-cell table:style-name="ce13" table:number-columns-repeated="1014"/>
        </table:table-row>
        <table:table-row table:style-name="ro11">
          <table:table-cell table:style-name="ce13"/>
          <table:table-cell table:style-name="ce29" office:value-type="string" calcext:value-type="string" table:number-columns-spanned="3" table:number-rows-spanned="3">
            <text:p>2. Base de Contingencias Profesionales y otros conceptos de recaudación conjunta</text:p>
          </table:table-cell>
          <table:covered-table-cell table:number-columns-repeated="2" table:style-name="ce48"/>
          <table:table-cell table:style-name="ce71" office:value-type="string" calcext:value-type="string">
            <text:p>AT y EP</text:p>
          </table:table-cell>
          <table:table-cell table:style-name="ce82"/>
          <table:table-cell table:style-name="ce90" office:value-type="percentage" office:value="0.026" calcext:value-type="percentage">
            <text:p>2,60%</text:p>
          </table:table-cell>
          <table:table-cell table:style-name="ce71"/>
          <table:table-cell table:style-name="ce117" table:formula="of:=[.F61]*[.G60]" office:value-type="float" office:value="39.6933333333333" calcext:value-type="float">
            <text:p>39,69 €</text:p>
          </table:table-cell>
          <table:table-cell table:style-name="ce35"/>
          <table:table-cell table:style-name="ce13" table:number-columns-repeated="1014"/>
        </table:table-row>
        <table:table-row table:style-name="ro11">
          <table:table-cell table:style-name="ce13"/>
          <table:covered-table-cell table:style-name="ce29"/>
          <table:covered-table-cell table:number-columns-repeated="2" table:style-name="ce48"/>
          <table:table-cell table:style-name="ce71" office:value-type="string" calcext:value-type="string">
            <text:p>Desempleo</text:p>
          </table:table-cell>
          <table:table-cell table:style-name="ce83" table:formula="of:=[.E58]+[.F64]+[.F65]" office:value-type="float" office:value="1526.66666666667" calcext:value-type="float">
            <text:p>1.526,67 €</text:p>
          </table:table-cell>
          <table:table-cell table:style-name="ce91" office:value-type="percentage" office:value="0.055" calcext:value-type="percentage">
            <text:p>5,50%</text:p>
          </table:table-cell>
          <table:table-cell table:style-name="ce103"/>
          <table:table-cell table:style-name="ce117" table:formula="of:=[.F61]*[.G61]" office:value-type="float" office:value="83.9666666666667" calcext:value-type="float">
            <text:p>83,97 €</text:p>
          </table:table-cell>
          <table:table-cell table:style-name="ce35" office:value-type="string" calcext:value-type="string">
            <text:p>5,5 porque es indefinido / Si fuera temporal 6,7%</text:p>
          </table:table-cell>
          <table:table-cell table:style-name="ce13" table:number-columns-repeated="1014"/>
        </table:table-row>
        <table:table-row table:style-name="ro11">
          <table:table-cell table:style-name="ce13"/>
          <table:covered-table-cell table:style-name="ce29"/>
          <table:covered-table-cell table:number-columns-repeated="2" table:style-name="ce48"/>
          <table:table-cell table:style-name="ce42" office:value-type="string" calcext:value-type="string">
            <text:p>FP</text:p>
          </table:table-cell>
          <table:table-cell table:style-name="ce82"/>
          <table:table-cell table:style-name="ce91" office:value-type="percentage" office:value="0.006" calcext:value-type="percentage">
            <text:p>0,60%</text:p>
          </table:table-cell>
          <table:table-cell table:style-name="ce103"/>
          <table:table-cell table:style-name="ce117" table:formula="of:=[.F61]*[.G62]" office:value-type="float" office:value="9.16" calcext:value-type="float">
            <text:p>9,16 €</text:p>
          </table:table-cell>
          <table:table-cell table:style-name="ce35"/>
          <table:table-cell table:style-name="ce13" table:number-columns-repeated="1014"/>
        </table:table-row>
        <table:table-row table:style-name="ro11">
          <table:table-cell table:style-name="ce13"/>
          <table:table-cell table:style-name="ce29"/>
          <table:table-cell table:style-name="ce48" table:number-columns-repeated="2"/>
          <table:table-cell table:style-name="ce42" office:value-type="string" calcext:value-type="string">
            <text:p>FOGASA</text:p>
          </table:table-cell>
          <table:table-cell table:style-name="ce82"/>
          <table:table-cell table:style-name="ce91" office:value-type="percentage" office:value="0.002" calcext:value-type="percentage">
            <text:p>0,20%</text:p>
          </table:table-cell>
          <table:table-cell table:style-name="ce103"/>
          <table:table-cell table:style-name="ce117" table:formula="of:=[.F61]*[.G63]" office:value-type="float" office:value="3.05333333333333" calcext:value-type="float">
            <text:p>3,05 €</text:p>
          </table:table-cell>
          <table:table-cell table:style-name="ce35"/>
          <table:table-cell table:style-name="ce13" table:number-columns-repeated="1014"/>
        </table:table-row>
        <table:table-row table:style-name="ro11">
          <table:table-cell table:style-name="ce13"/>
          <table:table-cell table:style-name="ce22" office:value-type="string" calcext:value-type="string">
            <text:p>3. Cotización por horas extras </text:p>
          </table:table-cell>
          <table:table-cell table:style-name="ce38" table:number-columns-repeated="2"/>
          <table:table-cell table:style-name="ce42"/>
          <table:table-cell table:style-name="ce83" office:value-type="float" office:value="60" calcext:value-type="float">
            <text:p>60,00 €</text:p>
          </table:table-cell>
          <table:table-cell table:style-name="ce91" office:value-type="percentage" office:value="0.236" calcext:value-type="percentage">
            <text:p>23,60%</text:p>
          </table:table-cell>
          <table:table-cell table:style-name="ce103"/>
          <table:table-cell table:style-name="ce130" table:formula="of:=[.F64]*[.G64]" office:value-type="float" office:value="14.16" calcext:value-type="float">
            <text:p>14,16 €</text:p>
          </table:table-cell>
          <table:table-cell table:style-name="ce35"/>
          <table:table-cell table:style-name="ce13" table:number-columns-repeated="1014"/>
        </table:table-row>
        <table:table-row table:style-name="ro11">
          <table:table-cell table:style-name="ce13"/>
          <table:table-cell table:style-name="ce22" office:value-type="string" calcext:value-type="string">
            <text:p>4. Cotización por horas extras fuerza mayor</text:p>
          </table:table-cell>
          <table:table-cell table:style-name="ce38" table:number-columns-repeated="2"/>
          <table:table-cell table:style-name="ce42"/>
          <table:table-cell table:style-name="ce70" office:value-type="float" office:value="90" calcext:value-type="float">
            <text:p>90,00 €</text:p>
          </table:table-cell>
          <table:table-cell table:style-name="ce89" office:value-type="percentage" office:value="0.12" calcext:value-type="percentage">
            <text:p>12,00%</text:p>
          </table:table-cell>
          <table:table-cell table:style-name="ce104"/>
          <table:table-cell table:style-name="ce130" table:formula="of:=[.F65]*[.G65]" office:value-type="float" office:value="10.8" calcext:value-type="float">
            <text:p>10,80 €</text:p>
          </table:table-cell>
          <table:table-cell table:style-name="ce35"/>
          <table:table-cell table:style-name="ce13" table:number-columns-repeated="1014"/>
        </table:table-row>
        <table:table-row table:style-name="ro11">
          <table:table-cell table:style-name="ce13"/>
          <table:table-cell table:style-name="ce22" office:value-type="string" calcext:value-type="string">
            <text:p>5. Base sujeta a retención del IRPF</text:p>
          </table:table-cell>
          <table:table-cell table:style-name="ce38" table:number-columns-repeated="2"/>
          <table:table-cell table:style-name="ce42"/>
          <table:table-cell table:style-name="ce70" table:formula="of:=[.H10]+[.H12]+[.H15]" office:value-type="float" office:value="1330" calcext:value-type="float">
            <text:p>1.330,00 €</text:p>
          </table:table-cell>
          <table:table-cell table:style-name="ce42"/>
          <table:table-cell table:style-name="ce105" office:value-type="string" calcext:value-type="string">
            <text:p>Total</text:p>
          </table:table-cell>
          <table:table-cell table:style-name="ce131" table:formula="of:=SUM([.I58:.I65])" office:value-type="float" office:value="485.726666666667" calcext:value-type="float">
            <text:p>485,73 €</text:p>
          </table:table-cell>
          <table:table-cell table:style-name="ce35"/>
          <table:table-cell table:style-name="ce13" table:number-columns-repeated="1014"/>
        </table:table-row>
        <table:table-row table:style-name="ro11">
          <table:table-cell/>
          <table:table-cell table:style-name="ce30"/>
          <table:table-cell table:style-name="ce49"/>
          <table:table-cell table:style-name="ce64"/>
          <table:table-cell table:style-name="ce49"/>
          <table:table-cell table:style-name="ce64"/>
          <table:table-cell table:style-name="ce49"/>
          <table:table-cell table:style-name="ce64"/>
          <table:table-cell table:style-name="ce132"/>
          <table:table-cell table:number-columns-repeated="1015"/>
        </table:table-row>
        <table:table-row table:style-name="ro4" table:number-rows-repeated="104850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Hoja2" table:style-name="ta2">
        <table:table-column table:style-name="co2" table:number-columns-repeated="1024" table:default-cell-style-name="Default"/>
        <table:table-row table:style-name="ro4" table:number-rows-repeated="104857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Hoja3" table:style-name="ta3">
        <table:table-column table:style-name="co2" table:number-columns-repeated="1024" table:default-cell-style-name="Default"/>
        <table:table-row table:style-name="ro4" table:number-rows-repeated="104857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Informe de compatibilidad" table:style-name="ta4">
        <table:table-column table:style-name="co6" table:default-cell-style-name="ce118"/>
        <table:table-column table:style-name="co7" table:default-cell-style-name="ce118"/>
        <table:table-column table:style-name="co8" table:default-cell-style-name="ce118"/>
        <table:table-column table:style-name="co9" table:default-cell-style-name="ce118"/>
        <table:table-column table:style-name="co10" table:default-cell-style-name="ce118"/>
        <table:table-column table:style-name="co2" table:number-columns-repeated="1019" table:default-cell-style-name="Default"/>
        <table:table-row table:style-name="ro4">
          <table:table-cell/>
          <table:table-cell table:style-name="ce119" office:value-type="string" calcext:value-type="string">
            <text:p>Informe de compatibilidad para Copia de NOMINA1.xls</text:p>
          </table:table-cell>
          <table:table-cell table:style-name="ce123"/>
          <table:table-cell table:style-name="ce125" table:number-columns-repeated="2"/>
          <table:table-cell table:number-columns-repeated="1019"/>
        </table:table-row>
        <table:table-row table:style-name="ro4">
          <table:table-cell/>
          <table:table-cell table:style-name="ce119" office:value-type="string" calcext:value-type="string">
            <text:p>Ejecutar el 12/11/2014 10:18</text:p>
          </table:table-cell>
          <table:table-cell table:style-name="ce123"/>
          <table:table-cell table:style-name="ce125" table:number-columns-repeated="2"/>
          <table:table-cell table:number-columns-repeated="1019"/>
        </table:table-row>
        <table:table-row table:style-name="ro4">
          <table:table-cell/>
          <table:table-cell table:style-name="ce120" table:number-columns-repeated="2"/>
          <table:table-cell table:style-name="ce126" table:number-columns-repeated="2"/>
          <table:table-cell table:number-columns-repeated="1019"/>
        </table:table-row>
        <table:table-row table:style-name="ro5">
          <table:table-cell/>
          <table:table-cell table:style-name="ce121" office:value-type="string" calcext:value-type="string">
            <text:p>Las siguientes características de este libro no son compatibles con versiones anteriores de Excel. Estas características podrían perderse o degradarse si guarda el libro con un formato de archivo anterior.</text:p>
          </table:table-cell>
          <table:table-cell table:style-name="ce120"/>
          <table:table-cell table:style-name="ce126" table:number-columns-repeated="2"/>
          <table:table-cell table:number-columns-repeated="1019"/>
        </table:table-row>
        <table:table-row table:style-name="ro4">
          <table:table-cell/>
          <table:table-cell table:style-name="ce120" table:number-columns-repeated="2"/>
          <table:table-cell table:style-name="ce126" table:number-columns-repeated="2"/>
          <table:table-cell table:number-columns-repeated="1019"/>
        </table:table-row>
        <table:table-row table:style-name="ro6">
          <table:table-cell/>
          <table:table-cell table:style-name="ce119" office:value-type="string" calcext:value-type="string">
            <text:p>Pérdida menor de fidelidad</text:p>
          </table:table-cell>
          <table:table-cell table:style-name="ce123"/>
          <table:table-cell table:style-name="ce125"/>
          <table:table-cell table:style-name="ce128" office:value-type="string" calcext:value-type="string">
            <text:p>Nº de apariciones</text:p>
          </table:table-cell>
          <table:table-cell table:number-columns-repeated="1019"/>
        </table:table-row>
        <table:table-row table:style-name="ro7">
          <table:table-cell/>
          <table:table-cell table:style-name="ce120" table:number-columns-repeated="2"/>
          <table:table-cell table:style-name="ce126" table:number-columns-repeated="2"/>
          <table:table-cell table:number-columns-repeated="1019"/>
        </table:table-row>
        <table:table-row table:style-name="ro8">
          <table:table-cell/>
          <table:table-cell table:style-name="ce122" office:value-type="string" calcext:value-type="string">
            <text:p>Algunas celdas o estilos de este libro contienen un formato no admitido en el formato de archivo seleccionado. Estos formatos se convertirán al formato más cercano disponible.</text:p>
          </table:table-cell>
          <table:table-cell table:style-name="ce124"/>
          <table:table-cell table:style-name="ce127"/>
          <table:table-cell table:style-name="ce129" office:value-type="float" office:value="1" calcext:value-type="float">
            <text:p>1</text:p>
          </table:table-cell>
          <table:table-cell table:number-columns-repeated="1019"/>
        </table:table-row>
        <table:table-row table:style-name="ro4" table:number-rows-repeated="2">
          <table:table-cell/>
          <table:table-cell table:style-name="ce120" table:number-columns-repeated="2"/>
          <table:table-cell table:style-name="ce126" table:number-columns-repeated="2"/>
          <table:table-cell table:number-columns-repeated="1019"/>
        </table:table-row>
        <table:table-row table:style-name="ro4" table:number-rows-repeated="1048565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Bookman Old Style" svg:font-family="'Bookman Old Style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number:number-style style:name="N107P0" style:volatile="true">
      <number:number number:decimal-places="0" loext:min-decimal-places="0" number:min-integer-digits="1" number:grouping="true"/>
      <number:text> €</number:text>
    </number:number-style>
    <number:number-style style:name="N107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0" loext:min-decimal-places="0" number:min-integer-digits="1" number:grouping="true"/>
      <number:text> €</number:text>
    </number:number-style>
    <number:number-style style:name="N108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8P0"/>
    </number:number-style>
    <number:number-style style:name="N109">
      <number:number number:decimal-places="2" loext:min-decimal-places="2" number:min-integer-digits="1" number:grouping="true"/>
      <number:text> €</number:text>
    </number:number-style>
    <number:number-style style:name="N110P0" style:volatile="true">
      <number:number number:decimal-places="2" loext:min-decimal-places="2" number:min-integer-digits="1" number:grouping="true"/>
      <number:text> €</number:text>
    </number:number-style>
    <number:number-style style:name="N110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number:number number:decimal-places="2" loext:min-decimal-places="2" number:min-integer-digits="1" number:grouping="true"/>
      <number:text> €</number:text>
    </number:number-style>
    <number:number-style style:name="N111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</number:number-style>
    <number:number-style style:name="N115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9P0" style:volatile="true"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9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9P2" style:volatile="true">
      <loext:fill-character> </loext:fill-character>
      <number:text>-   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3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3P2" style:volatile="true">
      <loext:fill-character> </loext:fill-character>
      <number:text>- €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7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7P2" style:volatile="true"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31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31P2" style:volatile="true"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6">
      <number:number number:decimal-places="2" loext:min-decimal-places="2" number:min-integer-digits="1" number:grouping="true"/>
      <number:text>   </number:text>
    </number:number-style>
    <style:style style:name="Default" style:family="table-cell">
      <style:table-cell-properties fo:padding="0.71mm" style:rotation-align="none"/>
      <style:text-properties style:font-name="Arial" fo:font-family="Arial"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Percent" style:display-name="Excel_BuiltIn_Percent" style:family="table-cell" style:parent-style-name="Default" style:data-style-name="N10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4.99mm" fo:margin-bottom="24.99mm" fo:margin-left="19mm" fo:margin-right="19mm" style:first-page-number="continue" loext:scale-to-X="1" loext:scale-to-Y="1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fo:margin-top="25.4mm" fo:margin-bottom="25.4mm" fo:margin-left="19.05mm" fo:margin-right="19.05mm" style:first-page-number="continue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5">
      <style:page-layout-properties fo:margin-top="19.05mm" fo:margin-bottom="19.05mm" fo:margin-left="17.78mm" fo:margin-right="17.78mm" style:first-page-number="continue" style:writing-mode="lr-tb"/>
      <style:header-style>
        <style:header-footer-properties fo:min-height="7.5mm" fo:margin-left="1.22mm" fo:margin-right="1.22mm" fo:margin-bottom="0mm"/>
      </style:header-style>
      <style:footer-style>
        <style:header-footer-properties fo:min-height="7.5mm" fo:margin-left="1.22mm" fo:margin-right="1.22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20">00/00/0000</text:date>, <text:time style:data-style-name="N2" text:time-value="12:27:40.847555492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ja2" style:display-name="PageStyle_Hoja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Hoja3" style:display-name="PageStyle_Hoja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Informe_20_de_20_compatibilidad" style:display-name="PageStyle_Informe de compatibilidad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EPARTAMENTO DE ORIENTACIÓN</meta:initial-creator>
    <meta:creation-date>2001-02-22T11:46:08</meta:creation-date>
    <dc:date>2020-02-20T12:53:39.862302880</dc:date>
    <meta:print-date>2014-11-12T12:53:31</meta:print-date>
    <meta:generator>LibreOffice/5.1.6.2$Linux_X86_64 LibreOffice_project/10m0$Build-2</meta:generator>
    <meta:editing-duration>PT29M35S</meta:editing-duration>
    <meta:editing-cycles>5</meta:editing-cycles>
    <meta:document-statistic meta:table-count="4" meta:cell-count="125" meta:object-count="0"/>
  </office:meta>
</office:document-meta>
</file>